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9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1000 it " table:style-name="ta1">
        <table:shapes>
          <draw:frame draw:z-index="0" draw:style-name="gr1" svg:width="6.2339in" svg:height="3.5063in" svg:x="13.0555in" svg:y="0.7776in">
            <draw:object draw:notify-on-update-of-ranges="'1000 it '.H25:'1000 it '.H25 '1000 it '.I25:'1000 it '.L25 '1000 it '.H26:'1000 it '.H26 '1000 it '.I26:'1000 it '.L26 '1000 it '.H27:'1000 it '.H27 '1000 it '.I27:'1000 it '.L27 '1000 it '.H28:'1000 it '.H28 '1000 it '.I28:'1000 it '.L28 '1000 it '.H29:'1000 it '.H29 '1000 it '.I29:'1000 it '.L29 '1000 it '.H30:'1000 it '.H30 '1000 it '.I30:'1000 it '.L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0425in" svg:height="3.7169in" svg:x="15.4504in" svg:y="4.5311in">
            <draw:object draw:notify-on-update-of-ranges="'1000 it '.H35:'1000 it '.H35 '1000 it '.I35:'1000 it '.M35 '1000 it '.H36:'1000 it '.H36 '1000 it '.I36:'1000 it '.M36 '1000 it '.H37:'1000 it '.H37 '1000 it '.I37:'1000 it '.M37 '1000 it '.H38:'1000 it '.H38 '1000 it '.I38:'1000 it '.M38 '1000 it '.H39:'1000 it '.H39 '1000 it '.I39:'1000 it '.M39 '1000 it '.H40:'1000 it '.H40 '1000 it '.I40:'1000 it '.M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Usando lena.bmp 512 x 512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Tiempo de ejecución:</text:p>
          </table:table-cell>
          <table:table-cell table:number-columns-repeated="13"/>
          <table:table-cell office:value-type="string">
            <text:p>Procesando...</text:p>
          </table:table-cell>
        </table:table-row>
        <table:table-row table:style-name="ro2">
          <table:table-cell office:value-type="string">
            <text:p><text:s text:c="2"/>Comienzo <text:s text:c="25"/>: 1041742437501705</text:p>
          </table:table-cell>
          <table:table-cell table:number-columns-repeated="13"/>
          <table:table-cell office:value-type="string">
            <text:p><text:s text:c="2"/>Filtro <text:s text:c="12"/>: tiles</text:p>
          </table:table-cell>
        </table:table-row>
        <table:table-row table:style-name="ro2">
          <table:table-cell office:value-type="string">
            <text:p><text:s text:c="2"/>Fin <text:s text:c="30"/>: 1041742865880900</text:p>
          </table:table-cell>
          <table:table-cell table:number-columns-repeated="13"/>
          <table:table-cell office:value-type="string">
            <text:p><text:s text:c="2"/>Implementación <text:s text:c="4"/>: ASM</text:p>
          </table:table-cell>
        </table:table-row>
        <table:table-row table:style-name="ro2">
          <table:table-cell office:value-type="string">
            <text:p><text:s text:c="2"/># iteraciones <text:s text:c="20"/>: 1000</text:p>
          </table:table-cell>
          <table:table-cell table:number-columns-repeated="13"/>
          <table:table-cell office:value-type="string">
            <text:p><text:s text:c="2"/>Archivo de entrada : ../tests/data/marilyn.bmp</text:p>
          </table:table-cell>
        </table:table-row>
        <table:table-row table:style-name="ro2">
          <table:table-cell office:value-type="string">
            <text:p><text:s text:c="2"/># de ciclos insumidos totales <text:s text:c="4"/>: 428379195</text:p>
          </table:table-cell>
          <table:table-cell table:number-columns-repeated="13"/>
          <table:table-cell office:value-type="string">
            <text:p>Tiempo de ejecución:</text:p>
          </table:table-cell>
        </table:table-row>
        <table:table-row table:style-name="ro2">
          <table:table-cell office:value-type="string">
            <text:p><text:s text:c="2"/># de ciclos insumidos por llamada : 428379.188</text:p>
          </table:table-cell>
          <table:table-cell table:number-columns-repeated="13"/>
          <table:table-cell office:value-type="string">
            <text:p><text:s text:c="2"/>Comienzo <text:s text:c="25"/>: 1044568416285579</text:p>
          </table:table-cell>
        </table:table-row>
        <table:table-row table:style-name="ro1">
          <table:table-cell table:number-columns-repeated="14"/>
          <table:table-cell office:value-type="string">
            <text:p><text:s text:c="2"/>Fin <text:s text:c="30"/>: 1044569289487602</text:p>
          </table:table-cell>
        </table:table-row>
        <table:table-row table:style-name="ro2">
          <table:table-cell table:number-columns-repeated="14"/>
          <table:table-cell office:value-type="string">
            <text:p><text:s text:c="2"/># iteraciones <text:s text:c="20"/>: 1000</text:p>
          </table:table-cell>
        </table:table-row>
        <table:table-row table:style-name="ro2">
          <table:table-cell office:value-type="string">
            <text:p>Tiempo de ejecución:</text:p>
          </table:table-cell>
          <table:table-cell table:number-columns-repeated="13"/>
          <table:table-cell office:value-type="string">
            <text:p><text:s text:c="2"/># de ciclos insumidos totales <text:s text:c="4"/>: 873202023</text:p>
          </table:table-cell>
        </table:table-row>
        <table:table-row table:style-name="ro2">
          <table:table-cell office:value-type="string">
            <text:p><text:s text:c="2"/>Comienzo <text:s text:c="25"/>: 1041949114537539</text:p>
          </table:table-cell>
          <table:table-cell table:number-columns-repeated="13"/>
          <table:table-cell office:value-type="string">
            <text:p><text:s text:c="2"/># de ciclos insumidos por llamada : 873202.062</text:p>
          </table:table-cell>
        </table:table-row>
        <table:table-row table:style-name="ro1">
          <table:table-cell office:value-type="string">
            <text:p><text:s text:c="2"/>Fin <text:s text:c="30"/>: 1041956399116311</text:p>
          </table:table-cell>
          <table:table-cell table:number-columns-repeated="14"/>
        </table:table-row>
        <table:table-row table:style-name="ro2">
          <table:table-cell office:value-type="string">
            <text:p><text:s text:c="2"/># iteraciones <text:s text:c="20"/>: 1000</text:p>
          </table:table-cell>
          <table:table-cell table:number-columns-repeated="14"/>
        </table:table-row>
        <table:table-row table:style-name="ro2">
          <table:table-cell office:value-type="string">
            <text:p><text:s text:c="2"/># de ciclos insumidos totales <text:s text:c="4"/>: 7284578772</text:p>
          </table:table-cell>
          <table:table-cell table:number-columns-repeated="14"/>
        </table:table-row>
        <table:table-row table:style-name="ro2">
          <table:table-cell office:value-type="string">
            <text:p><text:s text:c="2"/># de ciclos insumidos por llamada : 7284579.000</text:p>
          </table:table-cell>
          <table:table-cell table:number-columns-repeated="14"/>
        </table:table-row>
        <table:table-row table:style-name="ro2">
          <table:table-cell table:number-columns-repeated="14"/>
          <table:table-cell office:value-type="string">
            <text:p>Tiempo de ejecución:</text:p>
          </table:table-cell>
        </table:table-row>
        <table:table-row table:style-name="ro2">
          <table:table-cell office:value-type="string">
            <text:p>Tiempo de ejecución:</text:p>
          </table:table-cell>
          <table:table-cell table:number-columns-repeated="13"/>
          <table:table-cell office:value-type="string">
            <text:p><text:s text:c="2"/>Comienzo <text:s text:c="25"/>: 1044553350533754</text:p>
          </table:table-cell>
        </table:table-row>
        <table:table-row table:style-name="ro2">
          <table:table-cell office:value-type="string">
            <text:p><text:s text:c="2"/>Comienzo <text:s text:c="25"/>: 1042076746825433</text:p>
          </table:table-cell>
          <table:table-cell table:number-columns-repeated="13"/>
          <table:table-cell office:value-type="string">
            <text:p><text:s text:c="2"/>Fin <text:s text:c="30"/>: 1044567917379009</text:p>
          </table:table-cell>
        </table:table-row>
        <table:table-row table:style-name="ro2">
          <table:table-cell office:value-type="string">
            <text:p><text:s text:c="2"/>Fin <text:s text:c="30"/>: 1042079730403029</text:p>
          </table:table-cell>
          <table:table-cell table:number-columns-repeated="13"/>
          <table:table-cell office:value-type="string">
            <text:p><text:s text:c="2"/># iteraciones <text:s text:c="20"/>: 1000</text:p>
          </table:table-cell>
        </table:table-row>
        <table:table-row table:style-name="ro2">
          <table:table-cell office:value-type="string">
            <text:p><text:s text:c="2"/># iteraciones <text:s text:c="20"/>: 1000</text:p>
          </table:table-cell>
          <table:table-cell table:number-columns-repeated="13"/>
          <table:table-cell office:value-type="string">
            <text:p><text:s text:c="2"/># de ciclos insumidos totales <text:s text:c="4"/>: 14566845255</text:p>
          </table:table-cell>
        </table:table-row>
        <table:table-row table:style-name="ro2">
          <table:table-cell office:value-type="string">
            <text:p><text:s text:c="2"/># de ciclos insumidos totales <text:s text:c="4"/>: 2983577596</text:p>
          </table:table-cell>
          <table:table-cell table:number-columns-repeated="13"/>
          <table:table-cell office:value-type="string">
            <text:p><text:s text:c="2"/># de ciclos insumidos por llamada : 14566845.000</text:p>
          </table:table-cell>
        </table:table-row>
        <table:table-row table:style-name="ro2">
          <table:table-cell office:value-type="string">
            <text:p><text:s text:c="2"/># de ciclos insumidos por llamada : 2983577.500</text:p>
          </table:table-cell>
          <table:table-cell table:number-columns-repeated="6"/>
          <table:table-cell table:style-name="ce1" office:value-type="string">
            <text:p>Lena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table:number-columns-repeated="7"/>
          <table:table-cell table:style-name="ce1" office:value-type="string">
            <text:p>Implementacio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3"/>
        </table:table-row>
        <table:table-row table:style-name="ro2">
          <table:table-cell office:value-type="string">
            <text:p>Tiempo de ejecución:</text:p>
          </table:table-cell>
          <table:table-cell table:number-columns-repeated="6"/>
          <table:table-cell table:style-name="ce1" office:value-type="string">
            <text:p>ASM</text:p>
          </table:table-cell>
          <table:table-cell table:style-name="ce1" office:value-type="float" office:value="75388">
            <text:p>75388</text:p>
          </table:table-cell>
          <table:table-cell table:style-name="ce1" office:value-type="float" office:value="123997">
            <text:p>123997</text:p>
          </table:table-cell>
          <table:table-cell table:style-name="ce1" office:value-type="float" office:value="428379">
            <text:p>428379</text:p>
          </table:table-cell>
          <table:table-cell table:style-name="ce1" office:value-type="float" office:value="1277280">
            <text:p>1277280</text:p>
          </table:table-cell>
          <table:table-cell table:number-columns-repeated="3"/>
        </table:table-row>
        <table:table-row table:style-name="ro2">
          <table:table-cell office:value-type="string">
            <text:p><text:s text:c="2"/>Comienzo <text:s text:c="25"/>: 1042193498323185</text:p>
          </table:table-cell>
          <table:table-cell table:number-columns-repeated="6"/>
          <table:table-cell table:style-name="ce1" office:value-type="string">
            <text:p>C </text:p>
          </table:table-cell>
          <table:table-cell table:style-name="ce1" office:value-type="float" office:value="1192504">
            <text:p>1192504</text:p>
          </table:table-cell>
          <table:table-cell table:style-name="ce1" office:value-type="float" office:value="1867935">
            <text:p>1867935</text:p>
          </table:table-cell>
          <table:table-cell table:style-name="ce1" office:value-type="float" office:value="7284579">
            <text:p>7284579</text:p>
          </table:table-cell>
          <table:table-cell table:style-name="ce1" office:value-type="float" office:value="20857194">
            <text:p>20857194</text:p>
          </table:table-cell>
          <table:table-cell table:number-columns-repeated="3"/>
        </table:table-row>
        <table:table-row table:style-name="ro1">
          <table:table-cell office:value-type="string">
            <text:p><text:s text:c="2"/>Fin <text:s text:c="30"/>: 1042196472915405</text:p>
          </table:table-cell>
          <table:table-cell table:number-columns-repeated="6"/>
          <table:table-cell table:style-name="ce1" office:value-type="string">
            <text:p>C -O1</text:p>
          </table:table-cell>
          <table:table-cell table:style-name="ce1" office:value-type="float" office:value="482174">
            <text:p>482174</text:p>
          </table:table-cell>
          <table:table-cell table:style-name="ce1" office:value-type="float" office:value="766752">
            <text:p>766752</text:p>
          </table:table-cell>
          <table:table-cell table:style-name="ce1" office:value-type="float" office:value="2983577">
            <text:p>2983577</text:p>
          </table:table-cell>
          <table:table-cell table:style-name="ce1" office:value-type="float" office:value="8887534">
            <text:p>8887534</text:p>
          </table:table-cell>
          <table:table-cell table:number-columns-repeated="3"/>
        </table:table-row>
        <table:table-row table:style-name="ro2">
          <table:table-cell office:value-type="string">
            <text:p><text:s text:c="2"/># iteraciones <text:s text:c="20"/>: 1000</text:p>
          </table:table-cell>
          <table:table-cell table:number-columns-repeated="6"/>
          <table:table-cell table:style-name="ce1" office:value-type="string">
            <text:p>C -O2</text:p>
          </table:table-cell>
          <table:table-cell table:style-name="ce1" office:value-type="float" office:value="480184">
            <text:p>480184</text:p>
          </table:table-cell>
          <table:table-cell table:style-name="ce1" office:value-type="float" office:value="757947">
            <text:p>757947</text:p>
          </table:table-cell>
          <table:table-cell table:style-name="ce1" office:value-type="float" office:value="2974592">
            <text:p>2974592</text:p>
          </table:table-cell>
          <table:table-cell table:style-name="ce1" office:value-type="float" office:value="8928209">
            <text:p>8928209</text:p>
          </table:table-cell>
          <table:table-cell table:number-columns-repeated="3"/>
        </table:table-row>
        <table:table-row table:style-name="ro2">
          <table:table-cell office:value-type="string">
            <text:p><text:s text:c="2"/># de ciclos insumidos totales <text:s text:c="4"/>: 2974592220</text:p>
          </table:table-cell>
          <table:table-cell table:number-columns-repeated="6"/>
          <table:table-cell table:style-name="ce1" office:value-type="string">
            <text:p>C -O3</text:p>
          </table:table-cell>
          <table:table-cell table:style-name="ce1" office:value-type="float" office:value="471276">
            <text:p>471276</text:p>
          </table:table-cell>
          <table:table-cell table:style-name="ce1" office:value-type="float" office:value="752455">
            <text:p>752455</text:p>
          </table:table-cell>
          <table:table-cell table:style-name="ce1" office:value-type="float" office:value="3049398">
            <text:p>3049398</text:p>
          </table:table-cell>
          <table:table-cell table:style-name="ce1" office:value-type="float" office:value="8884119">
            <text:p>8884119</text:p>
          </table:table-cell>
          <table:table-cell table:number-columns-repeated="3"/>
        </table:table-row>
        <table:table-row table:style-name="ro1">
          <table:table-cell office:value-type="string">
            <text:p><text:s text:c="2"/># de ciclos insumidos por llamada : 2974592.25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iempo de ejecución:</text:p>
          </table:table-cell>
          <table:table-cell table:number-columns-repeated="14"/>
        </table:table-row>
        <table:table-row table:style-name="ro2">
          <table:table-cell office:value-type="string">
            <text:p><text:s text:c="2"/>Comienzo <text:s text:c="25"/>: 1042322322448335</text:p>
          </table:table-cell>
          <table:table-cell table:number-columns-repeated="6"/>
          <table:table-cell table:style-name="ce1" office:value-type="string">
            <text:p>Marylin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>
            <text:p><text:s text:c="2"/>Fin <text:s text:c="30"/>: 1042325371847055</text:p>
          </table:table-cell>
          <table:table-cell table:number-columns-repeated="6"/>
          <table:table-cell table:style-name="ce1" office:value-type="string">
            <text:p>Implementacio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3x513</text:p>
          </table:table-cell>
          <table:table-cell table:style-name="ce1" office:value-type="string">
            <text:p>711x768</text:p>
          </table:table-cell>
          <table:table-cell table:style-name="ce1" office:value-type="string">
            <text:p>1023x767</text:p>
          </table:table-cell>
          <table:table-cell table:number-columns-repeated="2"/>
        </table:table-row>
        <table:table-row table:style-name="ro2">
          <table:table-cell office:value-type="string">
            <text:p><text:s text:c="2"/># iteraciones <text:s text:c="20"/>: 1000</text:p>
          </table:table-cell>
          <table:table-cell table:number-columns-repeated="6"/>
          <table:table-cell table:style-name="ce1" office:value-type="string">
            <text:p>ASM</text:p>
          </table:table-cell>
          <table:table-cell table:style-name="ce1" office:value-type="float" office:value="83500">
            <text:p>83500</text:p>
          </table:table-cell>
          <table:table-cell table:style-name="ce1" office:value-type="float" office:value="104020">
            <text:p>104020</text:p>
          </table:table-cell>
          <table:table-cell table:style-name="ce1" office:value-type="float" office:value="436491">
            <text:p>436491</text:p>
          </table:table-cell>
          <table:table-cell table:style-name="ce1" office:value-type="float" office:value="873202">
            <text:p>873202</text:p>
          </table:table-cell>
          <table:table-cell table:style-name="ce1" office:value-type="float" office:value="1259169">
            <text:p>1259169</text:p>
          </table:table-cell>
          <table:table-cell table:number-columns-repeated="2"/>
        </table:table-row>
        <table:table-row table:style-name="ro2">
          <table:table-cell office:value-type="string">
            <text:p><text:s text:c="2"/># de ciclos insumidos totales <text:s text:c="4"/>: 3049398720</text:p>
          </table:table-cell>
          <table:table-cell table:number-columns-repeated="6"/>
          <table:table-cell table:style-name="ce1" office:value-type="string">
            <text:p>C </text:p>
          </table:table-cell>
          <table:table-cell table:style-name="ce1" office:value-type="float" office:value="1186442">
            <text:p>1186442</text:p>
          </table:table-cell>
          <table:table-cell table:style-name="ce1" office:value-type="float" office:value="1887907">
            <text:p>1887907</text:p>
          </table:table-cell>
          <table:table-cell table:style-name="ce1" office:value-type="float" office:value="7255042">
            <text:p>7255042</text:p>
          </table:table-cell>
          <table:table-cell table:style-name="ce1" office:value-type="float" office:value="14566845">
            <text:p>14566845</text:p>
          </table:table-cell>
          <table:table-cell table:style-name="ce1" office:value-type="float" office:value="20693776">
            <text:p>20693776</text:p>
          </table:table-cell>
          <table:table-cell table:number-columns-repeated="2"/>
        </table:table-row>
        <table:table-row table:style-name="ro2">
          <table:table-cell office:value-type="string">
            <text:p><text:s text:c="2"/># de ciclos insumidos por llamada : 3049398.750</text:p>
          </table:table-cell>
          <table:table-cell table:number-columns-repeated="6"/>
          <table:table-cell table:style-name="ce1" office:value-type="string">
            <text:p>C -O1</text:p>
          </table:table-cell>
          <table:table-cell table:style-name="ce1" office:value-type="float" office:value="479879">
            <text:p>479879</text:p>
          </table:table-cell>
          <table:table-cell table:style-name="ce1" office:value-type="float" office:value="766641">
            <text:p>766641</text:p>
          </table:table-cell>
          <table:table-cell table:style-name="ce1" office:value-type="float" office:value="3002008">
            <text:p>3002008</text:p>
          </table:table-cell>
          <table:table-cell table:style-name="ce1" office:value-type="float" office:value="6203812">
            <text:p>6203812</text:p>
          </table:table-cell>
          <table:table-cell table:style-name="ce1" office:value-type="float" office:value="8891075">
            <text:p>889107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office:value-type="string">
            <text:p>C -O2</text:p>
          </table:table-cell>
          <table:table-cell table:style-name="ce1" office:value-type="float" office:value="483785">
            <text:p>483785</text:p>
          </table:table-cell>
          <table:table-cell table:style-name="ce1" office:value-type="float" office:value="765281">
            <text:p>765281</text:p>
          </table:table-cell>
          <table:table-cell table:style-name="ce1" office:value-type="float" office:value="2988575">
            <text:p>2988575</text:p>
          </table:table-cell>
          <table:table-cell table:style-name="ce1" office:value-type="float" office:value="6234333">
            <text:p>6234333</text:p>
          </table:table-cell>
          <table:table-cell table:style-name="ce1" office:value-type="float" office:value="8922553">
            <text:p>892255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office:value-type="string">
            <text:p>C -O3</text:p>
          </table:table-cell>
          <table:table-cell table:style-name="ce1" office:value-type="float" office:value="489666">
            <text:p>489666</text:p>
          </table:table-cell>
          <table:table-cell table:style-name="ce1" office:value-type="float" office:value="759208">
            <text:p>759208</text:p>
          </table:table-cell>
          <table:table-cell table:style-name="ce1" office:value-type="float" office:value="2963692">
            <text:p>2963692</text:p>
          </table:table-cell>
          <table:table-cell table:style-name="ce1" office:value-type="float" office:value="6181656">
            <text:p>6181656</text:p>
          </table:table-cell>
          <table:table-cell table:style-name="ce1" office:value-type="float" office:value="8860856">
            <text:p>8860856</text:p>
          </table:table-cell>
          <table:table-cell table:number-columns-repeated="2"/>
        </table:table-row>
        <table:table-row table:style-name="ro1" table:number-rows-repeated="5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4000 it" table:style-name="ta1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2">
          <table:table-cell table:number-columns-repeated="15"/>
          <table:table-cell office:value-type="string">
            <text:p>Procesando...</text:p>
          </table:table-cell>
        </table:table-row>
        <table:table-row table:style-name="ro2">
          <table:table-cell table:number-columns-repeated="15"/>
          <table:table-cell office:value-type="string">
            <text:p><text:s text:c="2"/>Filtro <text:s text:c="12"/>: tiles</text:p>
          </table:table-cell>
        </table:table-row>
        <table:table-row table:style-name="ro2">
          <table:table-cell office:value-type="string">
            <text:p>Tiempo de ejecución:</text:p>
          </table:table-cell>
          <table:table-cell table:number-columns-repeated="14"/>
          <table:table-cell office:value-type="string">
            <text:p><text:s text:c="2"/>Implementación <text:s text:c="4"/>: ASM</text:p>
          </table:table-cell>
        </table:table-row>
        <table:table-row table:style-name="ro2">
          <table:table-cell office:value-type="string">
            <text:p><text:s text:c="2"/>Comienzo <text:s text:c="25"/>: 1042724741261328</text:p>
          </table:table-cell>
          <table:table-cell table:number-columns-repeated="14"/>
          <table:table-cell office:value-type="string">
            <text:p><text:s text:c="2"/>Archivo de entrada : ../tests/data/marilyn.bmp</text:p>
          </table:table-cell>
        </table:table-row>
        <table:table-row table:style-name="ro2">
          <table:table-cell office:value-type="string">
            <text:p><text:s text:c="2"/>Fin <text:s text:c="30"/>: 1042726524496956</text:p>
          </table:table-cell>
          <table:table-cell table:number-columns-repeated="14"/>
          <table:table-cell office:value-type="string">
            <text:p>Tiempo de ejecución:</text:p>
          </table:table-cell>
        </table:table-row>
        <table:table-row table:style-name="ro2">
          <table:table-cell office:value-type="string">
            <text:p><text:s text:c="2"/># iteraciones <text:s text:c="20"/>: 4000</text:p>
          </table:table-cell>
          <table:table-cell table:number-columns-repeated="14"/>
          <table:table-cell office:value-type="string">
            <text:p><text:s text:c="2"/>Comienzo <text:s text:c="25"/>: 1044568416285579</text:p>
          </table:table-cell>
        </table:table-row>
        <table:table-row table:style-name="ro2">
          <table:table-cell office:value-type="string">
            <text:p><text:s text:c="2"/># de ciclos insumidos totales <text:s text:c="4"/>: 1783235628</text:p>
          </table:table-cell>
          <table:table-cell table:number-columns-repeated="6"/>
          <table:table-cell office:value-type="string">
            <text:p>Lena</text:p>
          </table:table-cell>
          <table:table-cell table:number-columns-repeated="7"/>
          <table:table-cell office:value-type="string">
            <text:p><text:s text:c="2"/>Fin <text:s text:c="30"/>: 1044569289487602</text:p>
          </table:table-cell>
        </table:table-row>
        <table:table-row table:style-name="ro2">
          <table:table-cell office:value-type="string">
            <text:p><text:s text:c="2"/># de ciclos insumidos por llamada : 445808.906</text:p>
          </table:table-cell>
          <table:table-cell table:number-columns-repeated="6"/>
          <table:table-cell office:value-type="string">
            <text:p>Implementacio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3"/>
          <table:table-cell office:value-type="string">
            <text:p><text:s text:c="2"/># iteraciones <text:s text:c="20"/>: 1000</text:p>
          </table:table-cell>
        </table:table-row>
        <table:table-row table:style-name="ro2">
          <table:table-cell table:number-columns-repeated="7"/>
          <table:table-cell office:value-type="string">
            <text:p>ASM</text:p>
          </table:table-cell>
          <table:table-cell table:number-columns-repeated="2"/>
          <table:table-cell office:value-type="float" office:value="445808">
            <text:p>445808</text:p>
          </table:table-cell>
          <table:table-cell table:number-columns-repeated="4"/>
          <table:table-cell office:value-type="string">
            <text:p><text:s text:c="2"/># de ciclos insumidos totales <text:s text:c="4"/>: 873202023</text:p>
          </table:table-cell>
        </table:table-row>
        <table:table-row table:style-name="ro2">
          <table:table-cell office:value-type="string">
            <text:p>Tiempo de ejecución:</text:p>
          </table:table-cell>
          <table:table-cell table:number-columns-repeated="6"/>
          <table:table-cell office:value-type="string">
            <text:p>C </text:p>
          </table:table-cell>
          <table:table-cell table:number-columns-repeated="2"/>
          <table:table-cell office:value-type="float" office:value="7311631">
            <text:p>7311631</text:p>
          </table:table-cell>
          <table:table-cell table:number-columns-repeated="4"/>
          <table:table-cell office:value-type="string">
            <text:p><text:s text:c="2"/># de ciclos insumidos por llamada : 873202.062</text:p>
          </table:table-cell>
        </table:table-row>
        <table:table-row table:style-name="ro2">
          <table:table-cell office:value-type="string">
            <text:p><text:s text:c="2"/>Comienzo <text:s text:c="25"/>: 1043148776112916</text:p>
          </table:table-cell>
          <table:table-cell table:number-columns-repeated="6"/>
          <table:table-cell office:value-type="string">
            <text:p>C -O1</text:p>
          </table:table-cell>
          <table:table-cell table:number-columns-repeated="2"/>
          <table:table-cell office:value-type="float" office:value="2997084">
            <text:p>2997084</text:p>
          </table:table-cell>
          <table:table-cell table:number-columns-repeated="5"/>
        </table:table-row>
        <table:table-row table:style-name="ro1">
          <table:table-cell office:value-type="string">
            <text:p><text:s text:c="2"/>Fin <text:s text:c="30"/>: 1043178022637097</text:p>
          </table:table-cell>
          <table:table-cell table:number-columns-repeated="6"/>
          <table:table-cell office:value-type="string">
            <text:p>C -O2</text:p>
          </table:table-cell>
          <table:table-cell table:number-columns-repeated="2"/>
          <table:table-cell office:value-type="float" office:value="3089054">
            <text:p>3089054</text:p>
          </table:table-cell>
          <table:table-cell table:number-columns-repeated="5"/>
        </table:table-row>
        <table:table-row table:style-name="ro2">
          <table:table-cell office:value-type="string">
            <text:p><text:s text:c="2"/># iteraciones <text:s text:c="20"/>: 4000</text:p>
          </table:table-cell>
          <table:table-cell table:number-columns-repeated="6"/>
          <table:table-cell office:value-type="string">
            <text:p>C -O3</text:p>
          </table:table-cell>
          <table:table-cell table:number-columns-repeated="2"/>
          <table:table-cell office:value-type="float" office:value="3086923">
            <text:p>3086923</text:p>
          </table:table-cell>
          <table:table-cell table:number-columns-repeated="5"/>
        </table:table-row>
        <table:table-row table:style-name="ro2">
          <table:table-cell office:value-type="string">
            <text:p><text:s text:c="2"/># de ciclos insumidos totales <text:s text:c="4"/>: 29246524181</text:p>
          </table:table-cell>
          <table:table-cell table:number-columns-repeated="15"/>
        </table:table-row>
        <table:table-row table:style-name="ro2">
          <table:table-cell office:value-type="string">
            <text:p><text:s text:c="2"/># de ciclos insumidos por llamada : 7311631.000</text:p>
          </table:table-cell>
          <table:table-cell table:number-columns-repeated="14"/>
          <table:table-cell office:value-type="string">
            <text:p>Tiempo de ejecución:</text:p>
          </table:table-cell>
        </table:table-row>
        <table:table-row table:style-name="ro2">
          <table:table-cell table:number-columns-repeated="15"/>
          <table:table-cell office:value-type="string">
            <text:p><text:s text:c="2"/>Comienzo <text:s text:c="25"/>: 1044553350533754</text:p>
          </table:table-cell>
        </table:table-row>
        <table:table-row table:style-name="ro2">
          <table:table-cell office:value-type="string">
            <text:p>Tiempo de ejecución:</text:p>
          </table:table-cell>
          <table:table-cell table:number-columns-repeated="14"/>
          <table:table-cell office:value-type="string">
            <text:p><text:s text:c="2"/>Fin <text:s text:c="30"/>: 1044567917379009</text:p>
          </table:table-cell>
        </table:table-row>
        <table:table-row table:style-name="ro2">
          <table:table-cell office:value-type="string">
            <text:p><text:s text:c="2"/>Comienzo <text:s text:c="25"/>: 1042978522390050</text:p>
          </table:table-cell>
          <table:table-cell table:number-columns-repeated="14"/>
          <table:table-cell office:value-type="string">
            <text:p><text:s text:c="2"/># iteraciones <text:s text:c="20"/>: 1000</text:p>
          </table:table-cell>
        </table:table-row>
        <table:table-row table:style-name="ro2">
          <table:table-cell office:value-type="string">
            <text:p><text:s text:c="2"/>Fin <text:s text:c="30"/>: 1042990510725684</text:p>
          </table:table-cell>
          <table:table-cell table:number-columns-repeated="6"/>
          <table:table-cell office:value-type="string">
            <text:p>Marylin</text:p>
          </table:table-cell>
          <table:table-cell table:number-columns-repeated="7"/>
          <table:table-cell office:value-type="string">
            <text:p><text:s text:c="2"/># de ciclos insumidos totales <text:s text:c="4"/>: 14566845255</text:p>
          </table:table-cell>
        </table:table-row>
        <table:table-row table:style-name="ro2">
          <table:table-cell office:value-type="string">
            <text:p><text:s text:c="2"/># iteraciones <text:s text:c="20"/>: 4000</text:p>
          </table:table-cell>
          <table:table-cell table:number-columns-repeated="6"/>
          <table:table-cell office:value-type="string">
            <text:p>Implementacio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3x513</text:p>
          </table:table-cell>
          <table:table-cell office:value-type="string">
            <text:p>711x768</text:p>
          </table:table-cell>
          <table:table-cell office:value-type="string">
            <text:p>1023x767</text:p>
          </table:table-cell>
          <table:table-cell table:number-columns-repeated="2"/>
          <table:table-cell office:value-type="string">
            <text:p><text:s text:c="2"/># de ciclos insumidos por llamada : 14566845.000</text:p>
          </table:table-cell>
        </table:table-row>
        <table:table-row table:style-name="ro2">
          <table:table-cell office:value-type="string">
            <text:p><text:s text:c="2"/># de ciclos insumidos totales <text:s text:c="4"/>: 11988335634</text:p>
          </table:table-cell>
          <table:table-cell table:number-columns-repeated="6"/>
          <table:table-cell office:value-type="string">
            <text:p>ASM</text:p>
          </table:table-cell>
          <table:table-cell table:number-columns-repeated="8"/>
        </table:table-row>
        <table:table-row table:style-name="ro2">
          <table:table-cell office:value-type="string">
            <text:p><text:s text:c="2"/># de ciclos insumidos por llamada : 2997084.000</text:p>
          </table:table-cell>
          <table:table-cell table:number-columns-repeated="6"/>
          <table:table-cell office:value-type="string">
            <text:p>C 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 -O1</text:p>
          </table:table-cell>
          <table:table-cell table:number-columns-repeated="8"/>
        </table:table-row>
        <table:table-row table:style-name="ro2">
          <table:table-cell office:value-type="string">
            <text:p>Tiempo de ejecución:</text:p>
          </table:table-cell>
          <table:table-cell table:number-columns-repeated="6"/>
          <table:table-cell office:value-type="string">
            <text:p>C -O2</text:p>
          </table:table-cell>
          <table:table-cell table:number-columns-repeated="8"/>
        </table:table-row>
        <table:table-row table:style-name="ro2">
          <table:table-cell office:value-type="string">
            <text:p><text:s text:c="2"/>Comienzo <text:s text:c="25"/>: 1042802484011715</text:p>
          </table:table-cell>
          <table:table-cell table:number-columns-repeated="6"/>
          <table:table-cell office:value-type="string">
            <text:p>C -O3</text:p>
          </table:table-cell>
          <table:table-cell table:number-columns-repeated="8"/>
        </table:table-row>
        <table:table-row table:style-name="ro1">
          <table:table-cell office:value-type="string">
            <text:p><text:s text:c="2"/>Fin <text:s text:c="30"/>: 1042814840230920</text:p>
          </table:table-cell>
          <table:table-cell table:number-columns-repeated="15"/>
        </table:table-row>
        <table:table-row table:style-name="ro2">
          <table:table-cell office:value-type="string">
            <text:p><text:s text:c="2"/># iteraciones <text:s text:c="20"/>: 4000</text:p>
          </table:table-cell>
          <table:table-cell table:number-columns-repeated="15"/>
        </table:table-row>
        <table:table-row table:style-name="ro1">
          <table:table-cell office:value-type="string">
            <text:p><text:s text:c="2"/># de ciclos insumidos totales <text:s text:c="4"/>: 12356219205</text:p>
          </table:table-cell>
          <table:table-cell table:number-columns-repeated="15"/>
        </table:table-row>
        <table:table-row table:style-name="ro1">
          <table:table-cell office:value-type="string">
            <text:p><text:s text:c="2"/># de ciclos insumidos por llamada : 3089054.750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Tiempo de ejecución:</text:p>
          </table:table-cell>
          <table:table-cell table:number-columns-repeated="15"/>
        </table:table-row>
        <table:table-row table:style-name="ro1">
          <table:table-cell office:value-type="string">
            <text:p><text:s text:c="2"/>Comienzo <text:s text:c="25"/>: 1042481718629691</text:p>
          </table:table-cell>
          <table:table-cell table:number-columns-repeated="15"/>
        </table:table-row>
        <table:table-row table:style-name="ro1">
          <table:table-cell office:value-type="string">
            <text:p><text:s text:c="2"/>Fin <text:s text:c="30"/>: 1042494066324318</text:p>
          </table:table-cell>
          <table:table-cell table:number-columns-repeated="15"/>
        </table:table-row>
        <table:table-row table:style-name="ro1">
          <table:table-cell office:value-type="string">
            <text:p><text:s text:c="2"/># iteraciones <text:s text:c="20"/>: 4000</text:p>
          </table:table-cell>
          <table:table-cell table:number-columns-repeated="15"/>
        </table:table-row>
        <table:table-row table:style-name="ro1">
          <table:table-cell office:value-type="string">
            <text:p><text:s text:c="2"/># de ciclos insumidos totales <text:s text:c="4"/>: 12347694627</text:p>
          </table:table-cell>
          <table:table-cell table:number-columns-repeated="15"/>
        </table:table-row>
        <table:table-row table:style-name="ro1">
          <table:table-cell office:value-type="string">
            <text:p><text:s text:c="2"/># de ciclos insumidos por llamada : 3086923.750</text:p>
          </table:table-cell>
          <table:table-cell table:number-columns-repeated="15"/>
        </table:table-row>
      </table:table>
      <table:table table:name="Sheet3" table:style-name="ta1">
        <table:shapes>
          <draw:frame draw:z-index="0" draw:style-name="gr1" svg:width="1.4398in" svg:height="0.8098in" svg:x="6.0831in" svg:y="4.8004in">
            <draw:object draw:notify-on-update-of-ranges="Sheet3.B28:Sheet3.B28 Sheet3.C28:Sheet3.F28 Sheet3.B29:Sheet3.B29 Sheet3.C29:Sheet3.F29 Sheet3.B30:Sheet3.B30 Sheet3.C30:Sheet3.F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.0827in" svg:height="0.5551in" svg:x="6.0862in" svg:y="6.165in">
            <draw:object draw:notify-on-update-of-ranges="Sheet3.B36:Sheet3.B36 Sheet3.C36:Sheet3.F36 Sheet3.B37:Sheet3.B37 Sheet3.C37:Sheet3.F37 Sheet3.B38:Sheet3.B38 Sheet3.C38:Sheet3.F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.0228in" svg:height="0.5752in" svg:x="6.0988in" svg:y="7.3705in">
            <draw:object draw:notify-on-update-of-ranges="Sheet3.B43:Sheet3.B43 Sheet3.C43:Sheet3.F43 Sheet3.B44:Sheet3.B44 Sheet3.C44:Sheet3.F44 Sheet3.B45:Sheet3.B45 Sheet3.C45:Sheet3.F4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0.9547in" svg:height="0.537in" svg:x="6.1787in" svg:y="8.639in">
            <draw:object draw:notify-on-update-of-ranges="Sheet3.B50:Sheet3.B50 Sheet3.C50:Sheet3.F50 Sheet3.B51:Sheet3.B51 Sheet3.C51:Sheet3.F51 Sheet3.B52:Sheet3.B52 Sheet3.C52:Sheet3.F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1.4028in" svg:height="0.789in" svg:x="6.0551in" svg:y="9.674in">
            <draw:object draw:notify-on-update-of-ranges="Sheet3.B57:Sheet3.B57 Sheet3.C57:Sheet3.F57 Sheet3.B58:Sheet3.B58 Sheet3.C58:Sheet3.F58 Sheet3.B59:Sheet3.B59 Sheet3.C59:Sheet3.F5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0.8154in" svg:height="0.4587in" svg:x="13.8402in" svg:y="4.8744in">
            <draw:object draw:notify-on-update-of-ranges="Sheet3.I28:Sheet3.I28 Sheet3.J28:Sheet3.N28 Sheet3.I29:Sheet3.I29 Sheet3.J29:Sheet3.N29 Sheet3.I30:Sheet3.I30 Sheet3.J30:Sheet3.N3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svg:width="0.898in" svg:height="0.5051in" svg:x="13.9098in" svg:y="6.1539in">
            <draw:object draw:notify-on-update-of-ranges="Sheet3.I36:Sheet3.I36 Sheet3.J36:Sheet3.N36 Sheet3.I37:Sheet3.I37 Sheet3.J37:Sheet3.N37 Sheet3.I38:Sheet3.I38 Sheet3.J38:Sheet3.N3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svg:width="1.2134in" svg:height="0.765in" svg:x="13.9189in" svg:y="7.2193in">
            <draw:object draw:notify-on-update-of-ranges="Sheet3.I43:Sheet3.I43 Sheet3.J43:Sheet3.N43 Sheet3.I44:Sheet3.I44 Sheet3.J44:Sheet3.N44 Sheet3.I45:Sheet3.I45 Sheet3.J45:Sheet3.N4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svg:width="1.1669in" svg:height="0.6563in" svg:x="13.8571in" svg:y="8.5543in">
            <draw:object draw:notify-on-update-of-ranges="Sheet3.I50:Sheet3.I50 Sheet3.J50:Sheet3.N50 Sheet3.I51:Sheet3.I51 Sheet3.J51:Sheet3.N51 Sheet3.I52:Sheet3.I52 Sheet3.J52:Sheet3.N5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style-name="gr1" svg:width="1.4028in" svg:height="0.789in" svg:x="13.9031in" svg:y="9.6953in">
            <draw:object draw:notify-on-update-of-ranges="Sheet3.I57:Sheet3.I57 Sheet3.J57:Sheet3.N57 Sheet3.I58:Sheet3.I58 Sheet3.J58:Sheet3.N58 Sheet3.I59:Sheet3.I59 Sheet3.J59:Sheet3.N5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svg:width="0.8559in" svg:height="0.4815in" svg:x="20.5217in" svg:y="4.8315in">
            <draw:object draw:notify-on-update-of-ranges="Sheet3.Q28:Sheet3.Q28 Sheet3.Q29:Sheet3.Q33 Sheet3.R28:Sheet3.R28 Sheet3.R29:Sheet3.R33 Sheet3.S28:Sheet3.S28 Sheet3.S29:Sheet3.S33 Sheet3.T28:Sheet3.T28 Sheet3.T29:Sheet3.T33 Sheet3.U28:Sheet3.U28 Sheet3.U29:Sheet3.U3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1" draw:style-name="gr1" svg:width="1.628in" svg:height="0.8748in" svg:x="21.124in" svg:y="6.2075in">
            <draw:object draw:notify-on-update-of-ranges="Sheet3.Q36:Sheet3.Q36 Sheet3.Q37:Sheet3.Q41 Sheet3.R36:Sheet3.R36 Sheet3.R37:Sheet3.R41 Sheet3.S36:Sheet3.S36 Sheet3.S37:Sheet3.S41 Sheet3.T36:Sheet3.T36 Sheet3.T37:Sheet3.T41 Sheet3.U36:Sheet3.U36 Sheet3.U37:Sheet3.U41 Sheet3.V36:Sheet3.V36 Sheet3.V37:Sheet3.V4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3" table:number-rows-repeated="2">
          <table:table-cell table:number-columns-repeated="22"/>
        </table:table-row>
        <table:table-row table:style-name="ro1">
          <table:table-cell table:number-columns-repeated="4"/>
          <table:table-cell office:value-type="string">
            <text:p>Lena</text:p>
          </table:table-cell>
          <table:table-cell table:number-columns-repeated="17"/>
        </table:table-row>
        <table:table-row table:style-name="ro2">
          <table:table-cell table:number-columns-repeated="4"/>
          <table:table-cell office:value-type="string">
            <text:p>Implementacio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ASM</text:p>
          </table:table-cell>
          <table:table-cell office:value-type="float" office:value="158257">
            <text:p>158257</text:p>
          </table:table-cell>
          <table:table-cell office:value-type="float" office:value="234060">
            <text:p>234060</text:p>
          </table:table-cell>
          <table:table-cell office:value-type="float" office:value="809994">
            <text:p>809994</text:p>
          </table:table-cell>
          <table:table-cell office:value-type="float" office:value="2892436">
            <text:p>289243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C </text:p>
          </table:table-cell>
          <table:table-cell office:value-type="float" office:value="1627382">
            <text:p>1627382</text:p>
          </table:table-cell>
          <table:table-cell office:value-type="float" office:value="2903479">
            <text:p>2903479</text:p>
          </table:table-cell>
          <table:table-cell office:value-type="float" office:value="8517613">
            <text:p>8517613</text:p>
          </table:table-cell>
          <table:table-cell office:value-type="float" office:value="25214996">
            <text:p>2521499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C -O1</text:p>
          </table:table-cell>
          <table:table-cell office:value-type="float" office:value="1225655">
            <text:p>1225655</text:p>
          </table:table-cell>
          <table:table-cell office:value-type="float" office:value="1822646">
            <text:p>1822646</text:p>
          </table:table-cell>
          <table:table-cell office:value-type="float" office:value="4631802">
            <text:p>4631802</text:p>
          </table:table-cell>
          <table:table-cell office:value-type="float" office:value="10729878">
            <text:p>1072987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C -O2</text:p>
          </table:table-cell>
          <table:table-cell office:value-type="float" office:value="874866">
            <text:p>874866</text:p>
          </table:table-cell>
          <table:table-cell office:value-type="float" office:value="1739602">
            <text:p>1739602</text:p>
          </table:table-cell>
          <table:table-cell office:value-type="float" office:value="4115786">
            <text:p>4115786</text:p>
          </table:table-cell>
          <table:table-cell office:value-type="float" office:value="12633570">
            <text:p>1263357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C -O3</text:p>
          </table:table-cell>
          <table:table-cell office:value-type="float" office:value="1103687">
            <text:p>1103687</text:p>
          </table:table-cell>
          <table:table-cell office:value-type="float" office:value="1295163">
            <text:p>1295163</text:p>
          </table:table-cell>
          <table:table-cell office:value-type="float" office:value="3963719">
            <text:p>3963719</text:p>
          </table:table-cell>
          <table:table-cell office:value-type="float" office:value="10864598">
            <text:p>10864598</text:p>
          </table:table-cell>
          <table:table-cell table:number-columns-repeated="13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4"/>
          <table:table-cell office:value-type="string">
            <text:p>Marylin</text:p>
          </table:table-cell>
          <table:table-cell table:number-columns-repeated="17"/>
        </table:table-row>
        <table:table-row table:style-name="ro2">
          <table:table-cell table:number-columns-repeated="4"/>
          <table:table-cell office:value-type="string">
            <text:p>Implementacio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3x513</text:p>
          </table:table-cell>
          <table:table-cell office:value-type="string">
            <text:p>711x768</text:p>
          </table:table-cell>
          <table:table-cell office:value-type="string">
            <text:p>1023x76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ASM</text:p>
          </table:table-cell>
          <table:table-cell office:value-type="float" office:value="231706">
            <text:p>231706</text:p>
          </table:table-cell>
          <table:table-cell office:value-type="float" office:value="211542">
            <text:p>211542</text:p>
          </table:table-cell>
          <table:table-cell office:value-type="float" office:value="776859">
            <text:p>776859</text:p>
          </table:table-cell>
          <table:table-cell office:value-type="float" office:value="1117723">
            <text:p>1117723</text:p>
          </table:table-cell>
          <table:table-cell office:value-type="float" office:value="1735533">
            <text:p>173553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 </text:p>
          </table:table-cell>
          <table:table-cell office:value-type="float" office:value="1538934">
            <text:p>1538934</text:p>
          </table:table-cell>
          <table:table-cell office:value-type="float" office:value="2797927">
            <text:p>2797927</text:p>
          </table:table-cell>
          <table:table-cell office:value-type="float" office:value="8325766">
            <text:p>8325766</text:p>
          </table:table-cell>
          <table:table-cell office:value-type="float" office:value="17009374">
            <text:p>17009374</text:p>
          </table:table-cell>
          <table:table-cell office:value-type="float" office:value="24173052">
            <text:p>2417305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 -O1</text:p>
          </table:table-cell>
          <table:table-cell office:value-type="float" office:value="851532">
            <text:p>851532</text:p>
          </table:table-cell>
          <table:table-cell office:value-type="float" office:value="1955060">
            <text:p>1955060</text:p>
          </table:table-cell>
          <table:table-cell office:value-type="float" office:value="5208470">
            <text:p>5208470</text:p>
          </table:table-cell>
          <table:table-cell office:value-type="float" office:value="7939651">
            <text:p>7939651</text:p>
          </table:table-cell>
          <table:table-cell office:value-type="float" office:value="11278830">
            <text:p>1127883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 -O2</text:p>
          </table:table-cell>
          <table:table-cell office:value-type="float" office:value="1018577">
            <text:p>1018577</text:p>
          </table:table-cell>
          <table:table-cell office:value-type="float" office:value="1583325">
            <text:p>1583325</text:p>
          </table:table-cell>
          <table:table-cell office:value-type="float" office:value="4571517">
            <text:p>4571517</text:p>
          </table:table-cell>
          <table:table-cell office:value-type="float" office:value="9113946">
            <text:p>9113946</text:p>
          </table:table-cell>
          <table:table-cell office:value-type="float" office:value="12008975">
            <text:p>1200897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 -O3</text:p>
          </table:table-cell>
          <table:table-cell office:value-type="float" office:value="1211314">
            <text:p>1211314</text:p>
          </table:table-cell>
          <table:table-cell office:value-type="float" office:value="1126652">
            <text:p>1126652</text:p>
          </table:table-cell>
          <table:table-cell office:value-type="float" office:value="3633549">
            <text:p>3633549</text:p>
          </table:table-cell>
          <table:table-cell office:value-type="float" office:value="7555311">
            <text:p>7555311</text:p>
          </table:table-cell>
          <table:table-cell office:value-type="float" office:value="11641678">
            <text:p>11641678</text:p>
          </table:table-cell>
          <table:table-cell table:number-columns-repeated="12"/>
        </table:table-row>
        <table:table-row table:style-name="ro1" table:number-rows-repeated="7">
          <table:table-cell table:number-columns-repeated="22"/>
        </table:table-row>
        <table:table-row table:style-name="ro2">
          <table:table-cell/>
          <table:table-cell table:style-name="ce1" office:value-type="string">
            <text:p>ASM 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2"/>
          <table:table-cell table:style-name="ce1" office:value-type="string">
            <text:p>ASM Maryli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3x513</text:p>
          </table:table-cell>
          <table:table-cell table:style-name="ce1" office:value-type="string">
            <text:p>711x768</text:p>
          </table:table-cell>
          <table:table-cell table:style-name="ce1" office:value-type="string">
            <text:p>1023x767</text:p>
          </table:table-cell>
          <table:table-cell table:number-columns-repeated="2"/>
          <table:table-cell table:style-name="ce1" office:value-type="string">
            <text:p>Diferencias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/>
        </table:table-row>
        <table:table-row table:style-name="ro2">
          <table:table-cell/>
          <table:table-cell table:style-name="ce1" office:value-type="string">
            <text:p>Sin carga extra</text:p>
          </table:table-cell>
          <table:table-cell table:style-name="ce1" office:value-type="float" office:value="75388">
            <text:p>75388</text:p>
          </table:table-cell>
          <table:table-cell table:style-name="ce1" office:value-type="float" office:value="123997">
            <text:p>123997</text:p>
          </table:table-cell>
          <table:table-cell table:style-name="ce1" office:value-type="float" office:value="428379">
            <text:p>428379</text:p>
          </table:table-cell>
          <table:table-cell table:style-name="ce1" office:value-type="float" office:value="1277280">
            <text:p>1277280</text:p>
          </table:table-cell>
          <table:table-cell table:number-columns-repeated="2"/>
          <table:table-cell table:style-name="ce1" office:value-type="string">
            <text:p>Sin carga extra</text:p>
          </table:table-cell>
          <table:table-cell table:style-name="ce1" office:value-type="float" office:value="83500">
            <text:p>83500</text:p>
          </table:table-cell>
          <table:table-cell table:style-name="ce1" office:value-type="float" office:value="104020">
            <text:p>104020</text:p>
          </table:table-cell>
          <table:table-cell table:style-name="ce1" office:value-type="float" office:value="436491">
            <text:p>436491</text:p>
          </table:table-cell>
          <table:table-cell table:style-name="ce1" office:value-type="float" office:value="873202">
            <text:p>873202</text:p>
          </table:table-cell>
          <table:table-cell table:style-name="ce1" office:value-type="float" office:value="1259169">
            <text:p>1259169</text:p>
          </table:table-cell>
          <table:table-cell table:number-columns-repeated="2"/>
          <table:table-cell table:style-name="ce1" office:value-type="string">
            <text:p>ASM</text:p>
          </table:table-cell>
          <table:table-cell table:style-name="ce2" office:value-type="float" office:value="109.92332997294">
            <text:p>110</text:p>
          </table:table-cell>
          <table:table-cell table:style-name="ce2" office:value-type="float" office:value="88.7626313539844">
            <text:p>89</text:p>
          </table:table-cell>
          <table:table-cell table:style-name="ce2" office:value-type="float" office:value="89.0834984908224">
            <text:p>89</text:p>
          </table:table-cell>
          <table:table-cell table:style-name="ce2" office:value-type="float" office:value="126.452774646123">
            <text:p>126</text:p>
          </table:table-cell>
          <table:table-cell/>
        </table:table-row>
        <table:table-row table:style-name="ro2">
          <table:table-cell/>
          <table:table-cell table:style-name="ce1" office:value-type="string">
            <text:p>Con procesador en uso</text:p>
          </table:table-cell>
          <table:table-cell table:style-name="ce1" office:value-type="float" office:value="158257">
            <text:p>158257</text:p>
          </table:table-cell>
          <table:table-cell table:style-name="ce1" office:value-type="float" office:value="234060">
            <text:p>234060</text:p>
          </table:table-cell>
          <table:table-cell table:style-name="ce1" office:value-type="float" office:value="809994">
            <text:p>809994</text:p>
          </table:table-cell>
          <table:table-cell table:style-name="ce1" office:value-type="float" office:value="2892436">
            <text:p>2892436</text:p>
          </table:table-cell>
          <table:table-cell table:number-columns-repeated="2"/>
          <table:table-cell table:style-name="ce1" office:value-type="string">
            <text:p>Con procesador en uso</text:p>
          </table:table-cell>
          <table:table-cell table:style-name="ce1" office:value-type="float" office:value="231706">
            <text:p>231706</text:p>
          </table:table-cell>
          <table:table-cell table:style-name="ce1" office:value-type="float" office:value="211542">
            <text:p>211542</text:p>
          </table:table-cell>
          <table:table-cell table:style-name="ce1" office:value-type="float" office:value="776859">
            <text:p>776859</text:p>
          </table:table-cell>
          <table:table-cell table:style-name="ce1" office:value-type="float" office:value="1117723">
            <text:p>1117723</text:p>
          </table:table-cell>
          <table:table-cell table:style-name="ce1" office:value-type="float" office:value="1735533">
            <text:p>1735533</text:p>
          </table:table-cell>
          <table:table-cell table:number-columns-repeated="2"/>
          <table:table-cell table:style-name="ce1" office:value-type="string">
            <text:p>C</text:p>
          </table:table-cell>
          <table:table-cell table:style-name="ce2" office:value-type="float" office:value="36.4676344901149">
            <text:p>36</text:p>
          </table:table-cell>
          <table:table-cell table:style-name="ce2" office:value-type="float" office:value="55.4379033531681">
            <text:p>55</text:p>
          </table:table-cell>
          <table:table-cell table:style-name="ce2" office:value-type="float" office:value="16.9266336462272">
            <text:p>17</text:p>
          </table:table-cell>
          <table:table-cell table:style-name="ce2" office:value-type="float" office:value="20.8935200008208">
            <text:p>21</text:p>
          </table:table-cell>
          <table:table-cell/>
        </table:table-row>
        <table:table-row table:style-name="ro2">
          <table:table-cell/>
          <table:table-cell table:style-name="ce1" office:value-type="string">
            <text:p>Diferencia </text:p>
          </table:table-cell>
          <table:table-cell table:style-name="ce1" table:formula="of:=[.C30]-[.C29]" office:value-type="float" office:value="82869">
            <text:p>82869</text:p>
          </table:table-cell>
          <table:table-cell table:style-name="ce1" table:formula="of:=[.D30]-[.D29]" office:value-type="float" office:value="110063">
            <text:p>110063</text:p>
          </table:table-cell>
          <table:table-cell table:style-name="ce1" table:formula="of:=[.E30]-[.E29]" office:value-type="float" office:value="381615">
            <text:p>381615</text:p>
          </table:table-cell>
          <table:table-cell table:style-name="ce1" table:formula="of:=[.F30]-[.F29]" office:value-type="float" office:value="1615156">
            <text:p>1615156</text:p>
          </table:table-cell>
          <table:table-cell table:number-columns-repeated="2"/>
          <table:table-cell table:style-name="ce1" office:value-type="string">
            <text:p>Diferencia </text:p>
          </table:table-cell>
          <table:table-cell table:style-name="ce1" table:formula="of:=[.J30]-[.J29]" office:value-type="float" office:value="148206">
            <text:p>148206</text:p>
          </table:table-cell>
          <table:table-cell table:style-name="ce1" table:formula="of:=[.K30]-[.K29]" office:value-type="float" office:value="107522">
            <text:p>107522</text:p>
          </table:table-cell>
          <table:table-cell table:style-name="ce1" table:formula="of:=[.L30]-[.L29]" office:value-type="float" office:value="340368">
            <text:p>340368</text:p>
          </table:table-cell>
          <table:table-cell table:style-name="ce1" table:formula="of:=[.M30]-[.M29]" office:value-type="float" office:value="244521">
            <text:p>244521</text:p>
          </table:table-cell>
          <table:table-cell table:style-name="ce1" table:formula="of:=[.N30]-[.N29]" office:value-type="float" office:value="476364">
            <text:p>476364</text:p>
          </table:table-cell>
          <table:table-cell table:number-columns-repeated="2"/>
          <table:table-cell table:style-name="ce1" office:value-type="string">
            <text:p>C -O1</text:p>
          </table:table-cell>
          <table:table-cell table:style-name="ce2" office:value-type="float" office:value="154.193506908295">
            <text:p>154</text:p>
          </table:table-cell>
          <table:table-cell table:style-name="ce2" office:value-type="float" office:value="137.709976628688">
            <text:p>138</text:p>
          </table:table-cell>
          <table:table-cell table:style-name="ce2" office:value-type="float" office:value="55.2432533164051">
            <text:p>55</text:p>
          </table:table-cell>
          <table:table-cell table:style-name="ce2" office:value-type="float" office:value="20.7295296985643">
            <text:p>21</text:p>
          </table:table-cell>
          <table:table-cell/>
        </table:table-row>
        <table:table-row table:style-name="ro2">
          <table:table-cell/>
          <table:table-cell table:style-name="ce1" office:value-type="string">
            <text:p>Diferencia porcentual</text:p>
          </table:table-cell>
          <table:table-cell table:style-name="ce2" table:formula="of:=([.C30]*100)/[.C29]-100" office:value-type="float" office:value="109.92332997294">
            <text:p>110</text:p>
          </table:table-cell>
          <table:table-cell table:style-name="ce2" table:formula="of:=([.D30]*100)/[.D29]-100" office:value-type="float" office:value="88.7626313539844">
            <text:p>89</text:p>
          </table:table-cell>
          <table:table-cell table:style-name="ce2" table:formula="of:=([.E30]*100)/[.E29]-100" office:value-type="float" office:value="89.0834984908224">
            <text:p>89</text:p>
          </table:table-cell>
          <table:table-cell table:style-name="ce2" table:formula="of:=([.F30]*100)/[.F29]-100" office:value-type="float" office:value="126.452774646123">
            <text:p>126</text:p>
          </table:table-cell>
          <table:table-cell table:number-columns-repeated="2"/>
          <table:table-cell table:style-name="ce1" office:value-type="string">
            <text:p>Diferencia porcentual</text:p>
          </table:table-cell>
          <table:table-cell table:style-name="ce2" table:formula="of:=([.J30]*100)/[.J29]-100" office:value-type="float" office:value="177.492215568862">
            <text:p>177</text:p>
          </table:table-cell>
          <table:table-cell table:style-name="ce2" table:formula="of:=([.K30]*100)/[.K29]-100" office:value-type="float" office:value="103.366660257643">
            <text:p>103</text:p>
          </table:table-cell>
          <table:table-cell table:style-name="ce2" table:formula="of:=([.L30]*100)/[.L29]-100" office:value-type="float" office:value="77.9782401011705">
            <text:p>78</text:p>
          </table:table-cell>
          <table:table-cell table:style-name="ce2" table:formula="of:=([.M30]*100)/[.M29]-100" office:value-type="float" office:value="28.0027988941848">
            <text:p>28</text:p>
          </table:table-cell>
          <table:table-cell table:style-name="ce2" table:formula="of:=([.N30]*100)/[.N29]-100" office:value-type="float" office:value="37.8316175191734">
            <text:p>38</text:p>
          </table:table-cell>
          <table:table-cell table:number-columns-repeated="2"/>
          <table:table-cell table:style-name="ce1" office:value-type="string">
            <text:p>C -O2</text:p>
          </table:table-cell>
          <table:table-cell table:style-name="ce2" office:value-type="float" office:value="82.1939090015494">
            <text:p>82</text:p>
          </table:table-cell>
          <table:table-cell table:style-name="ce2" office:value-type="float" office:value="129.514992473088">
            <text:p>130</text:p>
          </table:table-cell>
          <table:table-cell table:style-name="ce2" office:value-type="float" office:value="38.3647236326864">
            <text:p>38</text:p>
          </table:table-cell>
          <table:table-cell table:style-name="ce2" office:value-type="float" office:value="41.5017278381364">
            <text:p>42</text:p>
          </table:table-cell>
          <table:table-cell/>
        </table:table-row>
        <table:table-row table:style-name="ro1">
          <table:table-cell table:number-columns-repeated="16"/>
          <table:table-cell table:style-name="ce1" office:value-type="string">
            <text:p>C -O3</text:p>
          </table:table-cell>
          <table:table-cell table:style-name="ce2" office:value-type="float" office:value="134.191217036301">
            <text:p>134</text:p>
          </table:table-cell>
          <table:table-cell table:style-name="ce2" office:value-type="float" office:value="72.1249775734097">
            <text:p>72</text:p>
          </table:table-cell>
          <table:table-cell table:style-name="ce2" office:value-type="float" office:value="29.9836557904216">
            <text:p>30</text:p>
          </table:table-cell>
          <table:table-cell table:style-name="ce2" office:value-type="float" office:value="22.2923511042569">
            <text:p>22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" office:value-type="string">
            <text:p>C 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2"/>
          <table:table-cell table:style-name="ce1" office:value-type="string">
            <text:p>C Maryli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3x513</text:p>
          </table:table-cell>
          <table:table-cell table:style-name="ce1" office:value-type="string">
            <text:p>711x768</text:p>
          </table:table-cell>
          <table:table-cell table:style-name="ce1" office:value-type="string">
            <text:p>1023x767</text:p>
          </table:table-cell>
          <table:table-cell table:number-columns-repeated="2"/>
          <table:table-cell table:style-name="ce1" office:value-type="string">
            <text:p>Diferencias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3x513</text:p>
          </table:table-cell>
          <table:table-cell table:style-name="ce1" office:value-type="string">
            <text:p>711x768</text:p>
          </table:table-cell>
          <table:table-cell table:style-name="ce1" office:value-type="string">
            <text:p>1023x767</text:p>
          </table:table-cell>
        </table:table-row>
        <table:table-row table:style-name="ro2">
          <table:table-cell/>
          <table:table-cell table:style-name="ce1" office:value-type="string">
            <text:p>Sin carga extra</text:p>
          </table:table-cell>
          <table:table-cell table:style-name="ce1" office:value-type="float" office:value="1192504">
            <text:p>1192504</text:p>
          </table:table-cell>
          <table:table-cell table:style-name="ce1" office:value-type="float" office:value="1867935">
            <text:p>1867935</text:p>
          </table:table-cell>
          <table:table-cell table:style-name="ce1" office:value-type="float" office:value="7284579">
            <text:p>7284579</text:p>
          </table:table-cell>
          <table:table-cell table:style-name="ce1" office:value-type="float" office:value="20857194">
            <text:p>20857194</text:p>
          </table:table-cell>
          <table:table-cell table:number-columns-repeated="2"/>
          <table:table-cell table:style-name="ce1" office:value-type="string">
            <text:p>Sin carga extra</text:p>
          </table:table-cell>
          <table:table-cell table:style-name="ce1" office:value-type="float" office:value="1186442">
            <text:p>1186442</text:p>
          </table:table-cell>
          <table:table-cell table:style-name="ce1" office:value-type="float" office:value="1887907">
            <text:p>1887907</text:p>
          </table:table-cell>
          <table:table-cell table:style-name="ce1" office:value-type="float" office:value="7255042">
            <text:p>7255042</text:p>
          </table:table-cell>
          <table:table-cell table:style-name="ce1" office:value-type="float" office:value="14566845">
            <text:p>14566845</text:p>
          </table:table-cell>
          <table:table-cell table:style-name="ce1" office:value-type="float" office:value="20693776">
            <text:p>20693776</text:p>
          </table:table-cell>
          <table:table-cell table:number-columns-repeated="2"/>
          <table:table-cell table:style-name="ce1" office:value-type="string">
            <text:p>ASM</text:p>
          </table:table-cell>
          <table:table-cell table:style-name="ce2" office:value-type="float" office:value="177.492215568862">
            <text:p>177</text:p>
          </table:table-cell>
          <table:table-cell table:style-name="ce2" office:value-type="float" office:value="103.366660257643">
            <text:p>103</text:p>
          </table:table-cell>
          <table:table-cell table:style-name="ce2" office:value-type="float" office:value="77.9782401011705">
            <text:p>78</text:p>
          </table:table-cell>
          <table:table-cell table:style-name="ce2" office:value-type="float" office:value="28.0027988941848">
            <text:p>28</text:p>
          </table:table-cell>
          <table:table-cell table:style-name="ce2" office:value-type="float" office:value="37.8316175191734">
            <text:p>38</text:p>
          </table:table-cell>
        </table:table-row>
        <table:table-row table:style-name="ro2">
          <table:table-cell/>
          <table:table-cell table:style-name="ce1" office:value-type="string">
            <text:p>Con procesador en uso</text:p>
          </table:table-cell>
          <table:table-cell table:style-name="ce1" office:value-type="float" office:value="1627382">
            <text:p>1627382</text:p>
          </table:table-cell>
          <table:table-cell table:style-name="ce1" office:value-type="float" office:value="2903479">
            <text:p>2903479</text:p>
          </table:table-cell>
          <table:table-cell table:style-name="ce1" office:value-type="float" office:value="8517613">
            <text:p>8517613</text:p>
          </table:table-cell>
          <table:table-cell table:style-name="ce1" office:value-type="float" office:value="25214996">
            <text:p>25214996</text:p>
          </table:table-cell>
          <table:table-cell table:number-columns-repeated="2"/>
          <table:table-cell table:style-name="ce1" office:value-type="string">
            <text:p>Con procesador en uso</text:p>
          </table:table-cell>
          <table:table-cell table:style-name="ce1" office:value-type="float" office:value="1538934">
            <text:p>1538934</text:p>
          </table:table-cell>
          <table:table-cell table:style-name="ce1" office:value-type="float" office:value="2797927">
            <text:p>2797927</text:p>
          </table:table-cell>
          <table:table-cell table:style-name="ce1" office:value-type="float" office:value="8325766">
            <text:p>8325766</text:p>
          </table:table-cell>
          <table:table-cell table:style-name="ce1" office:value-type="float" office:value="17009374">
            <text:p>17009374</text:p>
          </table:table-cell>
          <table:table-cell table:style-name="ce1" office:value-type="float" office:value="24173052">
            <text:p>24173052</text:p>
          </table:table-cell>
          <table:table-cell table:number-columns-repeated="2"/>
          <table:table-cell table:style-name="ce1" office:value-type="string">
            <text:p>C</text:p>
          </table:table-cell>
          <table:table-cell table:style-name="ce2" office:value-type="float" office:value="29.7100068945637">
            <text:p>30</text:p>
          </table:table-cell>
          <table:table-cell table:style-name="ce2" office:value-type="float" office:value="48.2025862502761">
            <text:p>48</text:p>
          </table:table-cell>
          <table:table-cell table:style-name="ce2" office:value-type="float" office:value="14.7583432321963">
            <text:p>15</text:p>
          </table:table-cell>
          <table:table-cell table:style-name="ce2" office:value-type="float" office:value="16.7677283584743">
            <text:p>17</text:p>
          </table:table-cell>
          <table:table-cell table:style-name="ce2" office:value-type="float" office:value="16.8131519351519">
            <text:p>17</text:p>
          </table:table-cell>
        </table:table-row>
        <table:table-row table:style-name="ro2">
          <table:table-cell/>
          <table:table-cell table:style-name="ce1" office:value-type="string">
            <text:p>Diferencia </text:p>
          </table:table-cell>
          <table:table-cell table:style-name="ce1" table:formula="of:=[.C38]-[.C37]" office:value-type="float" office:value="434878">
            <text:p>434878</text:p>
          </table:table-cell>
          <table:table-cell table:style-name="ce1" table:formula="of:=[.D38]-[.D37]" office:value-type="float" office:value="1035544">
            <text:p>1035544</text:p>
          </table:table-cell>
          <table:table-cell table:style-name="ce1" table:formula="of:=[.E38]-[.E37]" office:value-type="float" office:value="1233034">
            <text:p>1233034</text:p>
          </table:table-cell>
          <table:table-cell table:style-name="ce1" table:formula="of:=[.F38]-[.F37]" office:value-type="float" office:value="4357802">
            <text:p>4357802</text:p>
          </table:table-cell>
          <table:table-cell table:number-columns-repeated="2"/>
          <table:table-cell table:style-name="ce1" office:value-type="string">
            <text:p>Diferencia </text:p>
          </table:table-cell>
          <table:table-cell table:style-name="ce1" table:formula="of:=[.J38]-[.J37]" office:value-type="float" office:value="352492">
            <text:p>352492</text:p>
          </table:table-cell>
          <table:table-cell table:style-name="ce1" table:formula="of:=[.K38]-[.K37]" office:value-type="float" office:value="910020">
            <text:p>910020</text:p>
          </table:table-cell>
          <table:table-cell table:style-name="ce1" table:formula="of:=[.L38]-[.L37]" office:value-type="float" office:value="1070724">
            <text:p>1070724</text:p>
          </table:table-cell>
          <table:table-cell table:style-name="ce1" table:formula="of:=[.M38]-[.M37]" office:value-type="float" office:value="2442529">
            <text:p>2442529</text:p>
          </table:table-cell>
          <table:table-cell table:style-name="ce1" table:formula="of:=[.N38]-[.N37]" office:value-type="float" office:value="3479276">
            <text:p>3479276</text:p>
          </table:table-cell>
          <table:table-cell table:number-columns-repeated="2"/>
          <table:table-cell table:style-name="ce1" office:value-type="string">
            <text:p>C -O1</text:p>
          </table:table-cell>
          <table:table-cell table:style-name="ce2" office:value-type="float" office:value="77.4472314896047">
            <text:p>77</text:p>
          </table:table-cell>
          <table:table-cell table:style-name="ce2" office:value-type="float" office:value="155.016363591303">
            <text:p>155</text:p>
          </table:table-cell>
          <table:table-cell table:style-name="ce2" office:value-type="float" office:value="73.4995376428044">
            <text:p>73</text:p>
          </table:table-cell>
          <table:table-cell table:style-name="ce2" office:value-type="float" office:value="27.9801999157937">
            <text:p>28</text:p>
          </table:table-cell>
          <table:table-cell table:style-name="ce2" office:value-type="float" office:value="26.8556389412979">
            <text:p>27</text:p>
          </table:table-cell>
        </table:table-row>
        <table:table-row table:style-name="ro2">
          <table:table-cell/>
          <table:table-cell table:style-name="ce1" office:value-type="string">
            <text:p>Diferencia porcentual</text:p>
          </table:table-cell>
          <table:table-cell table:style-name="ce2" table:formula="of:=([.C38]*100)/[.C37]-100" office:value-type="float" office:value="36.4676344901149">
            <text:p>36</text:p>
          </table:table-cell>
          <table:table-cell table:style-name="ce2" table:formula="of:=([.D38]*100)/[.D37]-100" office:value-type="float" office:value="55.4379033531681">
            <text:p>55</text:p>
          </table:table-cell>
          <table:table-cell table:style-name="ce2" table:formula="of:=([.E38]*100)/[.E37]-100" office:value-type="float" office:value="16.9266336462272">
            <text:p>17</text:p>
          </table:table-cell>
          <table:table-cell table:style-name="ce2" table:formula="of:=([.F38]*100)/[.F37]-100" office:value-type="float" office:value="20.8935200008208">
            <text:p>21</text:p>
          </table:table-cell>
          <table:table-cell table:number-columns-repeated="2"/>
          <table:table-cell table:style-name="ce1" office:value-type="string">
            <text:p>Diferencia porcentual</text:p>
          </table:table-cell>
          <table:table-cell table:style-name="ce2" table:formula="of:=([.J38]*100)/[.J37]-100" office:value-type="float" office:value="29.7100068945637">
            <text:p>30</text:p>
          </table:table-cell>
          <table:table-cell table:style-name="ce2" table:formula="of:=([.K38]*100)/[.K37]-100" office:value-type="float" office:value="48.2025862502761">
            <text:p>48</text:p>
          </table:table-cell>
          <table:table-cell table:style-name="ce2" table:formula="of:=([.L38]*100)/[.L37]-100" office:value-type="float" office:value="14.7583432321963">
            <text:p>15</text:p>
          </table:table-cell>
          <table:table-cell table:style-name="ce2" table:formula="of:=([.M38]*100)/[.M37]-100" office:value-type="float" office:value="16.7677283584743">
            <text:p>17</text:p>
          </table:table-cell>
          <table:table-cell table:style-name="ce2" table:formula="of:=([.N38]*100)/[.N37]-100" office:value-type="float" office:value="16.8131519351519">
            <text:p>17</text:p>
          </table:table-cell>
          <table:table-cell table:number-columns-repeated="2"/>
          <table:table-cell table:style-name="ce1" office:value-type="string">
            <text:p>C -O2</text:p>
          </table:table-cell>
          <table:table-cell table:style-name="ce2" office:value-type="float" office:value="110.543319863162">
            <text:p>111</text:p>
          </table:table-cell>
          <table:table-cell table:style-name="ce2" office:value-type="float" office:value="106.894591659796">
            <text:p>107</text:p>
          </table:table-cell>
          <table:table-cell table:style-name="ce2" office:value-type="float" office:value="52.9664472198288">
            <text:p>53</text:p>
          </table:table-cell>
          <table:table-cell table:style-name="ce2" office:value-type="float" office:value="46.1895923749983">
            <text:p>46</text:p>
          </table:table-cell>
          <table:table-cell table:style-name="ce2" office:value-type="float" office:value="34.5912431116969">
            <text:p>35</text:p>
          </table:table-cell>
        </table:table-row>
        <table:table-row table:style-name="ro1">
          <table:table-cell table:number-columns-repeated="16"/>
          <table:table-cell table:style-name="ce1" office:value-type="string">
            <text:p>C -O3</text:p>
          </table:table-cell>
          <table:table-cell table:style-name="ce2" office:value-type="float" office:value="147.375558033435">
            <text:p>147</text:p>
          </table:table-cell>
          <table:table-cell table:style-name="ce2" office:value-type="float" office:value="48.3983308921929">
            <text:p>48</text:p>
          </table:table-cell>
          <table:table-cell table:style-name="ce2" office:value-type="float" office:value="22.6021125002193">
            <text:p>23</text:p>
          </table:table-cell>
          <table:table-cell table:style-name="ce2" office:value-type="float" office:value="22.2214726927542">
            <text:p>22</text:p>
          </table:table-cell>
          <table:table-cell table:style-name="ce2" office:value-type="float" office:value="31.3832207633213">
            <text:p>3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>
            <text:p>C -O1 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2"/>
          <table:table-cell table:style-name="ce1" office:value-type="string">
            <text:p>C -O1 Maryli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3x513</text:p>
          </table:table-cell>
          <table:table-cell table:style-name="ce1" office:value-type="string">
            <text:p>711x768</text:p>
          </table:table-cell>
          <table:table-cell table:style-name="ce1" office:value-type="string">
            <text:p>1023x767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Sin carga extra</text:p>
          </table:table-cell>
          <table:table-cell table:style-name="ce1" office:value-type="float" office:value="482174">
            <text:p>482174</text:p>
          </table:table-cell>
          <table:table-cell table:style-name="ce1" office:value-type="float" office:value="766752">
            <text:p>766752</text:p>
          </table:table-cell>
          <table:table-cell table:style-name="ce1" office:value-type="float" office:value="2983577">
            <text:p>2983577</text:p>
          </table:table-cell>
          <table:table-cell table:style-name="ce1" office:value-type="float" office:value="8887534">
            <text:p>8887534</text:p>
          </table:table-cell>
          <table:table-cell table:number-columns-repeated="2"/>
          <table:table-cell table:style-name="ce1" office:value-type="string">
            <text:p>Sin carga extra</text:p>
          </table:table-cell>
          <table:table-cell table:style-name="ce1" office:value-type="float" office:value="479879">
            <text:p>479879</text:p>
          </table:table-cell>
          <table:table-cell table:style-name="ce1" office:value-type="float" office:value="766641">
            <text:p>766641</text:p>
          </table:table-cell>
          <table:table-cell table:style-name="ce1" office:value-type="float" office:value="3002008">
            <text:p>3002008</text:p>
          </table:table-cell>
          <table:table-cell table:style-name="ce1" office:value-type="float" office:value="6203812">
            <text:p>6203812</text:p>
          </table:table-cell>
          <table:table-cell table:style-name="ce1" office:value-type="float" office:value="8891075">
            <text:p>8891075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Con procesador en uso</text:p>
          </table:table-cell>
          <table:table-cell table:style-name="ce1" office:value-type="float" office:value="1225655">
            <text:p>1225655</text:p>
          </table:table-cell>
          <table:table-cell table:style-name="ce1" office:value-type="float" office:value="1822646">
            <text:p>1822646</text:p>
          </table:table-cell>
          <table:table-cell table:style-name="ce1" office:value-type="float" office:value="4631802">
            <text:p>4631802</text:p>
          </table:table-cell>
          <table:table-cell table:style-name="ce1" office:value-type="float" office:value="10729878">
            <text:p>10729878</text:p>
          </table:table-cell>
          <table:table-cell table:number-columns-repeated="2"/>
          <table:table-cell table:style-name="ce1" office:value-type="string">
            <text:p>Con procesador en uso</text:p>
          </table:table-cell>
          <table:table-cell table:style-name="ce1" office:value-type="float" office:value="851532">
            <text:p>851532</text:p>
          </table:table-cell>
          <table:table-cell table:style-name="ce1" office:value-type="float" office:value="1955060">
            <text:p>1955060</text:p>
          </table:table-cell>
          <table:table-cell table:style-name="ce1" office:value-type="float" office:value="5208470">
            <text:p>5208470</text:p>
          </table:table-cell>
          <table:table-cell table:style-name="ce1" office:value-type="float" office:value="7939651">
            <text:p>7939651</text:p>
          </table:table-cell>
          <table:table-cell table:style-name="ce1" office:value-type="float" office:value="11278830">
            <text:p>11278830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Diferencia </text:p>
          </table:table-cell>
          <table:table-cell table:style-name="ce1" table:formula="of:=[.C45]-[.C44]" office:value-type="float" office:value="743481">
            <text:p>743481</text:p>
          </table:table-cell>
          <table:table-cell table:style-name="ce1" table:formula="of:=[.D45]-[.D44]" office:value-type="float" office:value="1055894">
            <text:p>1055894</text:p>
          </table:table-cell>
          <table:table-cell table:style-name="ce1" table:formula="of:=[.E45]-[.E44]" office:value-type="float" office:value="1648225">
            <text:p>1648225</text:p>
          </table:table-cell>
          <table:table-cell table:style-name="ce1" table:formula="of:=[.F45]-[.F44]" office:value-type="float" office:value="1842344">
            <text:p>1842344</text:p>
          </table:table-cell>
          <table:table-cell table:number-columns-repeated="2"/>
          <table:table-cell table:style-name="ce1" office:value-type="string">
            <text:p>Diferencia </text:p>
          </table:table-cell>
          <table:table-cell table:style-name="ce1" table:formula="of:=[.J45]-[.J44]" office:value-type="float" office:value="371653">
            <text:p>371653</text:p>
          </table:table-cell>
          <table:table-cell table:style-name="ce1" table:formula="of:=[.K45]-[.K44]" office:value-type="float" office:value="1188419">
            <text:p>1188419</text:p>
          </table:table-cell>
          <table:table-cell table:style-name="ce1" table:formula="of:=[.L45]-[.L44]" office:value-type="float" office:value="2206462">
            <text:p>2206462</text:p>
          </table:table-cell>
          <table:table-cell table:style-name="ce1" table:formula="of:=[.M45]-[.M44]" office:value-type="float" office:value="1735839">
            <text:p>1735839</text:p>
          </table:table-cell>
          <table:table-cell table:style-name="ce1" table:formula="of:=[.N45]-[.N44]" office:value-type="float" office:value="2387755">
            <text:p>2387755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Diferencia porcentual</text:p>
          </table:table-cell>
          <table:table-cell table:style-name="ce2" table:formula="of:=([.C45]*100)/[.C44]-100" office:value-type="float" office:value="154.193506908295">
            <text:p>154</text:p>
          </table:table-cell>
          <table:table-cell table:style-name="ce2" table:formula="of:=([.D45]*100)/[.D44]-100" office:value-type="float" office:value="137.709976628688">
            <text:p>138</text:p>
          </table:table-cell>
          <table:table-cell table:style-name="ce2" table:formula="of:=([.E45]*100)/[.E44]-100" office:value-type="float" office:value="55.2432533164051">
            <text:p>55</text:p>
          </table:table-cell>
          <table:table-cell table:style-name="ce2" table:formula="of:=([.F45]*100)/[.F44]-100" office:value-type="float" office:value="20.7295296985643">
            <text:p>21</text:p>
          </table:table-cell>
          <table:table-cell table:number-columns-repeated="2"/>
          <table:table-cell table:style-name="ce1" office:value-type="string">
            <text:p>Diferencia porcentual</text:p>
          </table:table-cell>
          <table:table-cell table:style-name="ce2" table:formula="of:=([.J45]*100)/[.J44]-100" office:value-type="float" office:value="77.4472314896047">
            <text:p>77</text:p>
          </table:table-cell>
          <table:table-cell table:style-name="ce2" table:formula="of:=([.K45]*100)/[.K44]-100" office:value-type="float" office:value="155.016363591303">
            <text:p>155</text:p>
          </table:table-cell>
          <table:table-cell table:style-name="ce2" table:formula="of:=([.L45]*100)/[.L44]-100" office:value-type="float" office:value="73.4995376428044">
            <text:p>73</text:p>
          </table:table-cell>
          <table:table-cell table:style-name="ce2" table:formula="of:=([.M45]*100)/[.M44]-100" office:value-type="float" office:value="27.9801999157937">
            <text:p>28</text:p>
          </table:table-cell>
          <table:table-cell table:style-name="ce2" table:formula="of:=([.N45]*100)/[.N44]-100" office:value-type="float" office:value="26.8556389412979">
            <text:p>27</text:p>
          </table:table-cell>
          <table:table-cell table:number-columns-repeated="8"/>
        </table:table-row>
        <table:table-row table:style-name="ro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>
            <text:p>C -O2 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2"/>
          <table:table-cell table:style-name="ce1" office:value-type="string">
            <text:p>C -O2 Maryli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3x513</text:p>
          </table:table-cell>
          <table:table-cell table:style-name="ce1" office:value-type="string">
            <text:p>711x768</text:p>
          </table:table-cell>
          <table:table-cell table:style-name="ce1" office:value-type="string">
            <text:p>1023x767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Sin carga extra</text:p>
          </table:table-cell>
          <table:table-cell table:style-name="ce1" office:value-type="float" office:value="480184">
            <text:p>480184</text:p>
          </table:table-cell>
          <table:table-cell table:style-name="ce1" office:value-type="float" office:value="757947">
            <text:p>757947</text:p>
          </table:table-cell>
          <table:table-cell table:style-name="ce1" office:value-type="float" office:value="2974592">
            <text:p>2974592</text:p>
          </table:table-cell>
          <table:table-cell table:style-name="ce1" office:value-type="float" office:value="8928209">
            <text:p>8928209</text:p>
          </table:table-cell>
          <table:table-cell table:number-columns-repeated="2"/>
          <table:table-cell table:style-name="ce1" office:value-type="string">
            <text:p>Sin carga extra</text:p>
          </table:table-cell>
          <table:table-cell table:style-name="ce1" office:value-type="float" office:value="483785">
            <text:p>483785</text:p>
          </table:table-cell>
          <table:table-cell table:style-name="ce1" office:value-type="float" office:value="765281">
            <text:p>765281</text:p>
          </table:table-cell>
          <table:table-cell table:style-name="ce1" office:value-type="float" office:value="2988575">
            <text:p>2988575</text:p>
          </table:table-cell>
          <table:table-cell table:style-name="ce1" office:value-type="float" office:value="6234333">
            <text:p>6234333</text:p>
          </table:table-cell>
          <table:table-cell table:style-name="ce1" office:value-type="float" office:value="8922553">
            <text:p>8922553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Con procesador en uso</text:p>
          </table:table-cell>
          <table:table-cell table:style-name="ce1" office:value-type="float" office:value="874866">
            <text:p>874866</text:p>
          </table:table-cell>
          <table:table-cell table:style-name="ce1" office:value-type="float" office:value="1739602">
            <text:p>1739602</text:p>
          </table:table-cell>
          <table:table-cell table:style-name="ce1" office:value-type="float" office:value="4115786">
            <text:p>4115786</text:p>
          </table:table-cell>
          <table:table-cell table:style-name="ce1" office:value-type="float" office:value="12633570">
            <text:p>12633570</text:p>
          </table:table-cell>
          <table:table-cell table:number-columns-repeated="2"/>
          <table:table-cell table:style-name="ce1" office:value-type="string">
            <text:p>Con procesador en uso</text:p>
          </table:table-cell>
          <table:table-cell table:style-name="ce1" office:value-type="float" office:value="1018577">
            <text:p>1018577</text:p>
          </table:table-cell>
          <table:table-cell table:style-name="ce1" office:value-type="float" office:value="1583325">
            <text:p>1583325</text:p>
          </table:table-cell>
          <table:table-cell table:style-name="ce1" office:value-type="float" office:value="4571517">
            <text:p>4571517</text:p>
          </table:table-cell>
          <table:table-cell table:style-name="ce1" office:value-type="float" office:value="9113946">
            <text:p>9113946</text:p>
          </table:table-cell>
          <table:table-cell table:style-name="ce1" office:value-type="float" office:value="12008975">
            <text:p>12008975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Diferencia </text:p>
          </table:table-cell>
          <table:table-cell table:style-name="ce1" table:formula="of:=[.C52]-[.C51]" office:value-type="float" office:value="394682">
            <text:p>394682</text:p>
          </table:table-cell>
          <table:table-cell table:style-name="ce1" table:formula="of:=[.D52]-[.D51]" office:value-type="float" office:value="981655">
            <text:p>981655</text:p>
          </table:table-cell>
          <table:table-cell table:style-name="ce1" table:formula="of:=[.E52]-[.E51]" office:value-type="float" office:value="1141194">
            <text:p>1141194</text:p>
          </table:table-cell>
          <table:table-cell table:style-name="ce1" table:formula="of:=[.F52]-[.F51]" office:value-type="float" office:value="3705361">
            <text:p>3705361</text:p>
          </table:table-cell>
          <table:table-cell table:number-columns-repeated="2"/>
          <table:table-cell table:style-name="ce1" office:value-type="string">
            <text:p>Diferencia </text:p>
          </table:table-cell>
          <table:table-cell table:style-name="ce1" table:formula="of:=[.J52]-[.J51]" office:value-type="float" office:value="534792">
            <text:p>534792</text:p>
          </table:table-cell>
          <table:table-cell table:style-name="ce1" table:formula="of:=[.K52]-[.K51]" office:value-type="float" office:value="818044">
            <text:p>818044</text:p>
          </table:table-cell>
          <table:table-cell table:style-name="ce1" table:formula="of:=[.L52]-[.L51]" office:value-type="float" office:value="1582942">
            <text:p>1582942</text:p>
          </table:table-cell>
          <table:table-cell table:style-name="ce1" table:formula="of:=[.M52]-[.M51]" office:value-type="float" office:value="2879613">
            <text:p>2879613</text:p>
          </table:table-cell>
          <table:table-cell table:style-name="ce1" table:formula="of:=[.N52]-[.N51]" office:value-type="float" office:value="3086422">
            <text:p>3086422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Diferencia porcentual</text:p>
          </table:table-cell>
          <table:table-cell table:style-name="ce2" table:formula="of:=([.C52]*100)/[.C51]-100" office:value-type="float" office:value="82.1939090015494">
            <text:p>82</text:p>
          </table:table-cell>
          <table:table-cell table:style-name="ce2" table:formula="of:=([.D52]*100)/[.D51]-100" office:value-type="float" office:value="129.514992473088">
            <text:p>130</text:p>
          </table:table-cell>
          <table:table-cell table:style-name="ce2" table:formula="of:=([.E52]*100)/[.E51]-100" office:value-type="float" office:value="38.3647236326864">
            <text:p>38</text:p>
          </table:table-cell>
          <table:table-cell table:style-name="ce2" table:formula="of:=([.F52]*100)/[.F51]-100" office:value-type="float" office:value="41.5017278381364">
            <text:p>42</text:p>
          </table:table-cell>
          <table:table-cell table:number-columns-repeated="2"/>
          <table:table-cell table:style-name="ce1" office:value-type="string">
            <text:p>Diferencia porcentual</text:p>
          </table:table-cell>
          <table:table-cell table:style-name="ce2" table:formula="of:=([.J52]*100)/[.J51]-100" office:value-type="float" office:value="110.543319863162">
            <text:p>111</text:p>
          </table:table-cell>
          <table:table-cell table:style-name="ce2" table:formula="of:=([.K52]*100)/[.K51]-100" office:value-type="float" office:value="106.894591659796">
            <text:p>107</text:p>
          </table:table-cell>
          <table:table-cell table:style-name="ce2" table:formula="of:=([.L52]*100)/[.L51]-100" office:value-type="float" office:value="52.9664472198288">
            <text:p>53</text:p>
          </table:table-cell>
          <table:table-cell table:style-name="ce2" table:formula="of:=([.M52]*100)/[.M51]-100" office:value-type="float" office:value="46.1895923749983">
            <text:p>46</text:p>
          </table:table-cell>
          <table:table-cell table:style-name="ce2" table:formula="of:=([.N52]*100)/[.N51]-100" office:value-type="float" office:value="34.5912431116969">
            <text:p>35</text:p>
          </table:table-cell>
          <table:table-cell table:number-columns-repeated="8"/>
        </table:table-row>
        <table:table-row table:style-name="ro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>
            <text:p>C -O3 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2"/>
          <table:table-cell table:style-name="ce1" office:value-type="string">
            <text:p>C -O3 Maryli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3x513</text:p>
          </table:table-cell>
          <table:table-cell table:style-name="ce1" office:value-type="string">
            <text:p>711x768</text:p>
          </table:table-cell>
          <table:table-cell table:style-name="ce1" office:value-type="string">
            <text:p>1023x767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Sin carga extra</text:p>
          </table:table-cell>
          <table:table-cell table:style-name="ce1" office:value-type="float" office:value="471276">
            <text:p>471276</text:p>
          </table:table-cell>
          <table:table-cell table:style-name="ce1" office:value-type="float" office:value="752455">
            <text:p>752455</text:p>
          </table:table-cell>
          <table:table-cell table:style-name="ce1" office:value-type="float" office:value="3049398">
            <text:p>3049398</text:p>
          </table:table-cell>
          <table:table-cell table:style-name="ce1" office:value-type="float" office:value="8884119">
            <text:p>8884119</text:p>
          </table:table-cell>
          <table:table-cell table:number-columns-repeated="2"/>
          <table:table-cell table:style-name="ce1" office:value-type="string">
            <text:p>Sin carga extra</text:p>
          </table:table-cell>
          <table:table-cell table:style-name="ce1" office:value-type="float" office:value="489666">
            <text:p>489666</text:p>
          </table:table-cell>
          <table:table-cell table:style-name="ce1" office:value-type="float" office:value="759208">
            <text:p>759208</text:p>
          </table:table-cell>
          <table:table-cell table:style-name="ce1" office:value-type="float" office:value="2963692">
            <text:p>2963692</text:p>
          </table:table-cell>
          <table:table-cell table:style-name="ce1" office:value-type="float" office:value="6181656">
            <text:p>6181656</text:p>
          </table:table-cell>
          <table:table-cell table:style-name="ce1" office:value-type="float" office:value="8860856">
            <text:p>8860856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Con procesador en uso</text:p>
          </table:table-cell>
          <table:table-cell table:style-name="ce1" office:value-type="float" office:value="1103687">
            <text:p>1103687</text:p>
          </table:table-cell>
          <table:table-cell table:style-name="ce1" office:value-type="float" office:value="1295163">
            <text:p>1295163</text:p>
          </table:table-cell>
          <table:table-cell table:style-name="ce1" office:value-type="float" office:value="3963719">
            <text:p>3963719</text:p>
          </table:table-cell>
          <table:table-cell table:style-name="ce1" office:value-type="float" office:value="10864598">
            <text:p>10864598</text:p>
          </table:table-cell>
          <table:table-cell table:number-columns-repeated="2"/>
          <table:table-cell table:style-name="ce1" office:value-type="string">
            <text:p>Con procesador en uso</text:p>
          </table:table-cell>
          <table:table-cell table:style-name="ce1" office:value-type="float" office:value="1211314">
            <text:p>1211314</text:p>
          </table:table-cell>
          <table:table-cell table:style-name="ce1" office:value-type="float" office:value="1126652">
            <text:p>1126652</text:p>
          </table:table-cell>
          <table:table-cell table:style-name="ce1" office:value-type="float" office:value="3633549">
            <text:p>3633549</text:p>
          </table:table-cell>
          <table:table-cell table:style-name="ce1" office:value-type="float" office:value="7555311">
            <text:p>7555311</text:p>
          </table:table-cell>
          <table:table-cell table:style-name="ce1" office:value-type="float" office:value="11641678">
            <text:p>11641678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Diferencia </text:p>
          </table:table-cell>
          <table:table-cell table:style-name="ce1" table:formula="of:=[.C59]-[.C58]" office:value-type="float" office:value="632411">
            <text:p>632411</text:p>
          </table:table-cell>
          <table:table-cell table:style-name="ce1" table:formula="of:=[.D59]-[.D58]" office:value-type="float" office:value="542708">
            <text:p>542708</text:p>
          </table:table-cell>
          <table:table-cell table:style-name="ce1" table:formula="of:=[.E59]-[.E58]" office:value-type="float" office:value="914321">
            <text:p>914321</text:p>
          </table:table-cell>
          <table:table-cell table:style-name="ce1" table:formula="of:=[.F59]-[.F58]" office:value-type="float" office:value="1980479">
            <text:p>1980479</text:p>
          </table:table-cell>
          <table:table-cell table:number-columns-repeated="2"/>
          <table:table-cell table:style-name="ce1" office:value-type="string">
            <text:p>Diferencia </text:p>
          </table:table-cell>
          <table:table-cell table:style-name="ce1" table:formula="of:=[.J59]-[.J58]" office:value-type="float" office:value="721648">
            <text:p>721648</text:p>
          </table:table-cell>
          <table:table-cell table:style-name="ce1" table:formula="of:=[.K59]-[.K58]" office:value-type="float" office:value="367444">
            <text:p>367444</text:p>
          </table:table-cell>
          <table:table-cell table:style-name="ce1" table:formula="of:=[.L59]-[.L58]" office:value-type="float" office:value="669857">
            <text:p>669857</text:p>
          </table:table-cell>
          <table:table-cell table:style-name="ce1" table:formula="of:=[.M59]-[.M58]" office:value-type="float" office:value="1373655">
            <text:p>1373655</text:p>
          </table:table-cell>
          <table:table-cell table:style-name="ce1" table:formula="of:=[.N59]-[.N58]" office:value-type="float" office:value="2780822">
            <text:p>2780822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Diferencia porcentual</text:p>
          </table:table-cell>
          <table:table-cell table:style-name="ce2" table:formula="of:=([.C59]*100)/[.C58]-100" office:value-type="float" office:value="134.191217036301">
            <text:p>134</text:p>
          </table:table-cell>
          <table:table-cell table:style-name="ce2" table:formula="of:=([.D59]*100)/[.D58]-100" office:value-type="float" office:value="72.1249775734097">
            <text:p>72</text:p>
          </table:table-cell>
          <table:table-cell table:style-name="ce2" table:formula="of:=([.E59]*100)/[.E58]-100" office:value-type="float" office:value="29.9836557904216">
            <text:p>30</text:p>
          </table:table-cell>
          <table:table-cell table:style-name="ce2" table:formula="of:=([.F59]*100)/[.F58]-100" office:value-type="float" office:value="22.2923511042569">
            <text:p>22</text:p>
          </table:table-cell>
          <table:table-cell table:number-columns-repeated="2"/>
          <table:table-cell table:style-name="ce1" office:value-type="string">
            <text:p>Diferencia porcentual</text:p>
          </table:table-cell>
          <table:table-cell table:style-name="ce2" table:formula="of:=([.J59]*100)/[.J58]-100" office:value-type="float" office:value="147.375558033435">
            <text:p>147</text:p>
          </table:table-cell>
          <table:table-cell table:style-name="ce2" table:formula="of:=([.K59]*100)/[.K58]-100" office:value-type="float" office:value="48.3983308921929">
            <text:p>48</text:p>
          </table:table-cell>
          <table:table-cell table:style-name="ce2" table:formula="of:=([.L59]*100)/[.L58]-100" office:value-type="float" office:value="22.6021125002193">
            <text:p>23</text:p>
          </table:table-cell>
          <table:table-cell table:style-name="ce2" table:formula="of:=([.M59]*100)/[.M58]-100" office:value-type="float" office:value="22.2214726927542">
            <text:p>22</text:p>
          </table:table-cell>
          <table:table-cell table:style-name="ce2" table:formula="of:=([.N59]*100)/[.N58]-100" office:value-type="float" office:value="31.3832207633213">
            <text:p>31</text:p>
          </table:table-cell>
          <table:table-cell table:number-columns-repeated="8"/>
        </table:table-row>
      </table:table>
      <table:table table:name="Sheet4" table:style-name="ta1">
        <table:shapes>
          <draw:frame draw:z-index="0" draw:style-name="gr1" svg:width="1.2744in" svg:height="0.7169in" svg:x="10.4217in" svg:y="0.9693in">
            <draw:object draw:notify-on-update-of-ranges="Sheet4.D6:Sheet4.D7 Sheet4.E6:Sheet4.H7 Sheet4.D8:Sheet4.D8 Sheet4.E8:Sheet4.H8 Sheet4.D9:Sheet4.D9 Sheet4.E9:Sheet4.H9 Sheet4.D10:Sheet4.D10 Sheet4.E10:Sheet4.H1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1.8228in" svg:height="1.0252in" svg:x="10.324in" svg:y="2.4469in">
            <draw:object draw:notify-on-update-of-ranges="Sheet4.D16:Sheet4.D16 Sheet4.E16:Sheet4.I16 Sheet4.D17:Sheet4.D17 Sheet4.E17:Sheet4.I17 Sheet4.D18:Sheet4.D18 Sheet4.E18:Sheet4.I18 Sheet4.D19:Sheet4.D19 Sheet4.E19:Sheet4.I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5" table:default-cell-style-name="ce1"/>
        <table:table-column table:style-name="co1" table:number-columns-repeated="4" table:default-cell-style-name="ce1"/>
        <table:table-column table:style-name="co1" table:default-cell-style-name="Default"/>
        <table:table-row table:style-name="ro3" table:number-rows-repeated="5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office:value-type="string">
            <text:p>Len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plementacio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SM</text:p>
          </table:table-cell>
          <table:table-cell office:value-type="float" office:value="75388">
            <text:p>75388</text:p>
          </table:table-cell>
          <table:table-cell office:value-type="float" office:value="123997">
            <text:p>123997</text:p>
          </table:table-cell>
          <table:table-cell office:value-type="float" office:value="428379">
            <text:p>428379</text:p>
          </table:table-cell>
          <table:table-cell office:value-type="float" office:value="1277280">
            <text:p>127728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SM con accesos a memoria</text:p>
          </table:table-cell>
          <table:table-cell office:value-type="float" office:value="180294">
            <text:p>180294</text:p>
          </table:table-cell>
          <table:table-cell office:value-type="float" office:value="327070">
            <text:p>327070</text:p>
          </table:table-cell>
          <table:table-cell office:value-type="float" office:value="1312274">
            <text:p>1312274</text:p>
          </table:table-cell>
          <table:table-cell office:value-type="float" office:value="3306227">
            <text:p>330622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SM con procesamiento extra</text:p>
          </table:table-cell>
          <table:table-cell office:value-type="float" office:value="146648">
            <text:p>146648</text:p>
          </table:table-cell>
          <table:table-cell office:value-type="float" office:value="237734">
            <text:p>237734</text:p>
          </table:table-cell>
          <table:table-cell office:value-type="float" office:value="965665">
            <text:p>965665</text:p>
          </table:table-cell>
          <table:table-cell office:value-type="float" office:value="2790585">
            <text:p>2790585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3" table:number-rows-repeated="3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office:value-type="string">
            <text:p>Marylin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3"/>
          <table:table-cell office:value-type="string">
            <text:p>Implementacio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3x513</text:p>
          </table:table-cell>
          <table:table-cell office:value-type="string">
            <text:p>711x768</text:p>
          </table:table-cell>
          <table:table-cell table:style-name="ce1" office:value-type="string">
            <text:p>1023x767</text:p>
          </table:table-cell>
        </table:table-row>
        <table:table-row table:style-name="ro1">
          <table:table-cell table:number-columns-repeated="3"/>
          <table:table-cell office:value-type="string">
            <text:p>ASM</text:p>
          </table:table-cell>
          <table:table-cell office:value-type="float" office:value="83500">
            <text:p>83500</text:p>
          </table:table-cell>
          <table:table-cell office:value-type="float" office:value="104020">
            <text:p>104020</text:p>
          </table:table-cell>
          <table:table-cell office:value-type="float" office:value="436491">
            <text:p>436491</text:p>
          </table:table-cell>
          <table:table-cell office:value-type="float" office:value="873202">
            <text:p>873202</text:p>
          </table:table-cell>
          <table:table-cell table:style-name="ce1" office:value-type="float" office:value="1259169">
            <text:p>1259169</text:p>
          </table:table-cell>
        </table:table-row>
        <table:table-row table:style-name="ro2">
          <table:table-cell table:number-columns-repeated="3"/>
          <table:table-cell office:value-type="string">
            <text:p>ASM con accesos a memoria</text:p>
          </table:table-cell>
          <table:table-cell office:value-type="float" office:value="198442">
            <text:p>198442</text:p>
          </table:table-cell>
          <table:table-cell office:value-type="float" office:value="332243">
            <text:p>332243</text:p>
          </table:table-cell>
          <table:table-cell office:value-type="float" office:value="1085000">
            <text:p>1085000</text:p>
          </table:table-cell>
          <table:table-cell office:value-type="float" office:value="2432667">
            <text:p>2432667</text:p>
          </table:table-cell>
          <table:table-cell table:style-name="ce1" office:value-type="float" office:value="3222566">
            <text:p>3222566</text:p>
          </table:table-cell>
        </table:table-row>
        <table:table-row table:style-name="ro2">
          <table:table-cell table:number-columns-repeated="3"/>
          <table:table-cell office:value-type="string">
            <text:p>ASM con procesamiento extra</text:p>
          </table:table-cell>
          <table:table-cell office:value-type="float" office:value="147406">
            <text:p>147406</text:p>
          </table:table-cell>
          <table:table-cell office:value-type="float" office:value="235683">
            <text:p>235683</text:p>
          </table:table-cell>
          <table:table-cell office:value-type="float" office:value="967057">
            <text:p>967057</text:p>
          </table:table-cell>
          <table:table-cell office:value-type="float" office:value="1987867">
            <text:p>1987867</text:p>
          </table:table-cell>
          <table:table-cell table:style-name="ce1" office:value-type="float" office:value="2815649">
            <text:p>2815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Rajngewerc</meta:initial-creator>
    <meta:creation-date>2014-07-15T21:03:24</meta:creation-date>
    <meta:generator>LibreOffice/3.5$Linux_X86_64 LibreOffice_project/350m1$Build-2</meta:generator>
    <dc:date>2014-07-16T18:08:09</dc:date>
    <dc:creator>Guido Rajngewerc</dc:creator>
    <meta:editing-duration>PT5H9M36S</meta:editing-duration>
    <meta:editing-cycles>12</meta:editing-cycles>
    <meta:document-statistic meta:table-count="4" meta:cell-count="644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35cm" svg:height="8.907cm" xlink:href=".." xlink:type="simple" chart:class="chart:bar" chart:style-name="ch1">
        <chart:legend chart:legend-position="end" svg:x="14.18cm" svg:y="3.158cm" style:legend-expansion="high" chart:style-name="ch2"/>
        <chart:plot-area chart:style-name="ch3" table:cell-range-address="'1000 it '.H25:'1000 it '.L30" chart:data-source-has-labels="both" svg:x="1.327cm" svg:y="0.847cm" svg:width="12.221cm" svg:height="6.901cm">
          <chartooo:coordinate-region svg:x="3.06cm" svg:y="1.046cm" svg:width="10.488cm" svg:height="6.055cm"/>
          <chart:axis chart:dimension="x" chart:name="primary-x" chart:style-name="ch4" chartooo:axis-type="auto">
            <chartooo:date-scale/>
            <chart:title svg:x="5.805cm" svg:y="7.926cm" chart:style-name="ch5">
              <text:p>Tamaño de la imágen</text:p>
            </chart:title>
            <chart:categories table:cell-range-address="'1000 it '.I25:'1000 it '.L25"/>
            <chart:grid chart:style-name="ch6" chart:class="major"/>
          </chart:axis>
          <chart:axis chart:dimension="y" chart:name="primary-y" chart:style-name="ch7">
            <chart:title svg:x="0.451cm" svg:y="6.418cm" chart:style-name="ch8">
              <text:p>Cantidad de ciclos promedio</text:p>
            </chart:title>
            <chart:grid chart:style-name="ch6" chart:class="major"/>
          </chart:axis>
          <chart:series chart:style-name="ch9" chart:values-cell-range-address="'1000 it '.I26:'1000 it '.L26" chart:label-cell-address="'1000 it '.H26:'1000 it '.H26" chart:class="chart:bar">
            <chart:data-point chart:repeated="4"/>
          </chart:series>
          <chart:series chart:style-name="ch10" chart:values-cell-range-address="'1000 it '.I27:'1000 it '.L27" chart:label-cell-address="'1000 it '.H27:'1000 it '.H27" chart:class="chart:bar">
            <chart:data-point chart:repeated="4"/>
          </chart:series>
          <chart:series chart:style-name="ch11" chart:values-cell-range-address="'1000 it '.I28:'1000 it '.L28" chart:label-cell-address="'1000 it '.H28:'1000 it '.H28" chart:class="chart:bar">
            <chart:data-point chart:repeated="4"/>
          </chart:series>
          <chart:series chart:style-name="ch12" chart:values-cell-range-address="'1000 it '.I29:'1000 it '.L29" chart:label-cell-address="'1000 it '.H29:'1000 it '.H29" chart:class="chart:bar">
            <chart:data-point chart:repeated="4"/>
          </chart:series>
          <chart:series chart:style-name="ch13" chart:values-cell-range-address="'1000 it '.I30:'1000 it '.L30" chart:label-cell-address="'1000 it '.H30:'1000 it '.H3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'1000 it '.I25:'1000 it '.L25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'1000 it '.H26:'1000 it '.H26</svg:desc>
                </draw:g>
              </table:table-cell>
              <table:table-cell office:value-type="float" office:value="75388">
                <text:p>75388</text:p>
                <draw:g>
                  <svg:desc>'1000 it '.I26:'1000 it '.L26</svg:desc>
                </draw:g>
              </table:table-cell>
              <table:table-cell office:value-type="float" office:value="123997">
                <text:p>123997</text:p>
              </table:table-cell>
              <table:table-cell office:value-type="float" office:value="428379">
                <text:p>428379</text:p>
              </table:table-cell>
              <table:table-cell office:value-type="float" office:value="1277280">
                <text:p>1277280</text:p>
              </table:table-cell>
            </table:table-row>
            <table:table-row>
              <table:table-cell office:value-type="string">
                <text:p>C </text:p>
                <draw:g>
                  <svg:desc>'1000 it '.H27:'1000 it '.H27</svg:desc>
                </draw:g>
              </table:table-cell>
              <table:table-cell office:value-type="float" office:value="1192504">
                <text:p>1192504</text:p>
                <draw:g>
                  <svg:desc>'1000 it '.I27:'1000 it '.L27</svg:desc>
                </draw:g>
              </table:table-cell>
              <table:table-cell office:value-type="float" office:value="1867935">
                <text:p>1867935</text:p>
              </table:table-cell>
              <table:table-cell office:value-type="float" office:value="7284579">
                <text:p>7284579</text:p>
              </table:table-cell>
              <table:table-cell office:value-type="float" office:value="20857194">
                <text:p>20857194</text:p>
              </table:table-cell>
            </table:table-row>
            <table:table-row>
              <table:table-cell office:value-type="string">
                <text:p>C -O1</text:p>
                <draw:g>
                  <svg:desc>'1000 it '.H28:'1000 it '.H28</svg:desc>
                </draw:g>
              </table:table-cell>
              <table:table-cell office:value-type="float" office:value="482174">
                <text:p>482174</text:p>
                <draw:g>
                  <svg:desc>'1000 it '.I28:'1000 it '.L28</svg:desc>
                </draw:g>
              </table:table-cell>
              <table:table-cell office:value-type="float" office:value="766752">
                <text:p>766752</text:p>
              </table:table-cell>
              <table:table-cell office:value-type="float" office:value="2983577">
                <text:p>2983577</text:p>
              </table:table-cell>
              <table:table-cell office:value-type="float" office:value="8887534">
                <text:p>8887534</text:p>
              </table:table-cell>
            </table:table-row>
            <table:table-row>
              <table:table-cell office:value-type="string">
                <text:p>C -O2</text:p>
                <draw:g>
                  <svg:desc>'1000 it '.H29:'1000 it '.H29</svg:desc>
                </draw:g>
              </table:table-cell>
              <table:table-cell office:value-type="float" office:value="480184">
                <text:p>480184</text:p>
                <draw:g>
                  <svg:desc>'1000 it '.I29:'1000 it '.L29</svg:desc>
                </draw:g>
              </table:table-cell>
              <table:table-cell office:value-type="float" office:value="757947">
                <text:p>757947</text:p>
              </table:table-cell>
              <table:table-cell office:value-type="float" office:value="2974592">
                <text:p>2974592</text:p>
              </table:table-cell>
              <table:table-cell office:value-type="float" office:value="8928209">
                <text:p>8928209</text:p>
              </table:table-cell>
            </table:table-row>
            <table:table-row>
              <table:table-cell office:value-type="string">
                <text:p>C -O3</text:p>
                <draw:g>
                  <svg:desc>'1000 it '.H30:'1000 it '.H30</svg:desc>
                </draw:g>
              </table:table-cell>
              <table:table-cell office:value-type="float" office:value="471276">
                <text:p>471276</text:p>
                <draw:g>
                  <svg:desc>'1000 it '.I30:'1000 it '.L30</svg:desc>
                </draw:g>
              </table:table-cell>
              <table:table-cell office:value-type="float" office:value="752455">
                <text:p>752455</text:p>
              </table:table-cell>
              <table:table-cell office:value-type="float" office:value="3049398">
                <text:p>3049398</text:p>
              </table:table-cell>
              <table:table-cell office:value-type="float" office:value="8884119">
                <text:p>8884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.083cm" svg:height="1.944cm" xlink:href=".." xlink:type="simple" chart:class="chart:bar" chart:style-name="ch1">
        <chart:legend chart:legend-position="end" svg:x="2.024cm" svg:y="-0.021cm" style:legend-expansion="high" chart:style-name="ch2"/>
        <chart:plot-area chart:style-name="ch3" table:cell-range-address="Sheet3.I43:Sheet3.N45" chart:data-source-has-labels="both" svg:x="1.072cm" svg:y="0.287cm" svg:width="0.83cm" svg:height="0.638cm">
          <chartooo:coordinate-region svg:x="1.348cm" svg:y="0.287cm" svg:width="0.276cm" svg:height="0.212cm"/>
          <chart:axis chart:dimension="x" chart:name="primary-x" chart:style-name="ch4" chartooo:axis-type="auto">
            <chartooo:date-scale/>
            <chart:title svg:x="0cm" svg:y="0.963cm" chart:style-name="ch5">
              <text:p>Tamaño de la imágen</text:p>
            </chart:title>
            <chart:categories table:cell-range-address="Sheet3.J43:Sheet3.N43"/>
          </chart:axis>
          <chart:axis chart:dimension="y" chart:name="primary-y" chart:style-name="ch6">
            <chart:title svg:x="0.451cm" svg:y="5.274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J44:Sheet3.N44" chart:label-cell-address="Sheet3.I44:Sheet3.I44" chart:class="chart:bar">
            <chart:data-point chart:repeated="5"/>
          </chart:series>
          <chart:series chart:style-name="ch10" chart:values-cell-range-address="Sheet3.J45:Sheet3.N45" chart:label-cell-address="Sheet3.I45:Sheet3.I4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J43:Sheet3.N43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3x513</text:p>
              </table:table-cell>
              <table:table-cell office:value-type="string">
                <text:p>711x768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I44:Sheet3.I44</svg:desc>
                </draw:g>
              </table:table-cell>
              <table:table-cell office:value-type="float" office:value="479879">
                <text:p>479879</text:p>
                <draw:g>
                  <svg:desc>Sheet3.J44:Sheet3.N44</svg:desc>
                </draw:g>
              </table:table-cell>
              <table:table-cell office:value-type="float" office:value="766641">
                <text:p>766641</text:p>
              </table:table-cell>
              <table:table-cell office:value-type="float" office:value="3002008">
                <text:p>3002008</text:p>
              </table:table-cell>
              <table:table-cell office:value-type="float" office:value="6203812">
                <text:p>6203812</text:p>
              </table:table-cell>
              <table:table-cell office:value-type="float" office:value="8891075">
                <text:p>8891075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I45:Sheet3.I45</svg:desc>
                </draw:g>
              </table:table-cell>
              <table:table-cell office:value-type="float" office:value="851532">
                <text:p>851532</text:p>
                <draw:g>
                  <svg:desc>Sheet3.J45:Sheet3.N45</svg:desc>
                </draw:g>
              </table:table-cell>
              <table:table-cell office:value-type="float" office:value="1955060">
                <text:p>1955060</text:p>
              </table:table-cell>
              <table:table-cell office:value-type="float" office:value="5208470">
                <text:p>5208470</text:p>
              </table:table-cell>
              <table:table-cell office:value-type="float" office:value="7939651">
                <text:p>7939651</text:p>
              </table:table-cell>
              <table:table-cell office:value-type="float" office:value="11278830">
                <text:p>1127883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.965cm" svg:height="1.668cm" xlink:href=".." xlink:type="simple" chart:class="chart:bar" chart:style-name="ch1">
        <chart:legend chart:legend-position="end" svg:x="1.906cm" svg:y="-0.159cm" style:legend-expansion="high" chart:style-name="ch2"/>
        <chart:plot-area chart:style-name="ch3" table:cell-range-address="Sheet3.I50:Sheet3.N52" chart:data-source-has-labels="both" svg:x="1.07cm" svg:y="0.267cm" svg:width="0.718cm" svg:height="0.387cm">
          <chartooo:coordinate-region svg:x="1.309cm" svg:y="0.337cm" svg:width="0.239cm" svg:height="0.129cm"/>
          <chart:axis chart:dimension="x" chart:name="primary-x" chart:style-name="ch4" chartooo:axis-type="auto">
            <chartooo:date-scale/>
            <chart:title svg:x="0cm" svg:y="0.687cm" chart:style-name="ch5">
              <text:p>Tamaño de la imágen</text:p>
            </chart:title>
            <chart:categories table:cell-range-address="Sheet3.J50:Sheet3.N50"/>
          </chart:axis>
          <chart:axis chart:dimension="y" chart:name="primary-y" chart:style-name="ch6">
            <chart:title svg:x="0.451cm" svg:y="5.274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J51:Sheet3.N51" chart:label-cell-address="Sheet3.I51:Sheet3.I51" chart:class="chart:bar">
            <chart:data-point chart:repeated="5"/>
          </chart:series>
          <chart:series chart:style-name="ch10" chart:values-cell-range-address="Sheet3.J52:Sheet3.N52" chart:label-cell-address="Sheet3.I52:Sheet3.I5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J50:Sheet3.N50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3x513</text:p>
              </table:table-cell>
              <table:table-cell office:value-type="string">
                <text:p>711x768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I51:Sheet3.I51</svg:desc>
                </draw:g>
              </table:table-cell>
              <table:table-cell office:value-type="float" office:value="483785">
                <text:p>483785</text:p>
                <draw:g>
                  <svg:desc>Sheet3.J51:Sheet3.N51</svg:desc>
                </draw:g>
              </table:table-cell>
              <table:table-cell office:value-type="float" office:value="765281">
                <text:p>765281</text:p>
              </table:table-cell>
              <table:table-cell office:value-type="float" office:value="2988575">
                <text:p>2988575</text:p>
              </table:table-cell>
              <table:table-cell office:value-type="float" office:value="6234333">
                <text:p>6234333</text:p>
              </table:table-cell>
              <table:table-cell office:value-type="float" office:value="8922553">
                <text:p>8922553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I52:Sheet3.I52</svg:desc>
                </draw:g>
              </table:table-cell>
              <table:table-cell office:value-type="float" office:value="1018577">
                <text:p>1018577</text:p>
                <draw:g>
                  <svg:desc>Sheet3.J52:Sheet3.N52</svg:desc>
                </draw:g>
              </table:table-cell>
              <table:table-cell office:value-type="float" office:value="1583325">
                <text:p>1583325</text:p>
              </table:table-cell>
              <table:table-cell office:value-type="float" office:value="4571517">
                <text:p>4571517</text:p>
              </table:table-cell>
              <table:table-cell office:value-type="float" office:value="9113946">
                <text:p>9113946</text:p>
              </table:table-cell>
              <table:table-cell office:value-type="float" office:value="12008975">
                <text:p>120089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.564cm" svg:height="2.005cm" xlink:href=".." xlink:type="simple" chart:class="chart:bar" chart:style-name="ch1">
        <chart:legend chart:legend-position="top" svg:x="0.339cm" svg:y="0.4cm" style:legend-expansion="wide" chart:style-name="ch2"/>
        <chart:plot-area chart:style-name="ch3" table:cell-range-address="Sheet3.I57:Sheet3.N59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0.15cm" svg:y="1.025cm" chart:style-name="ch5">
              <text:p>Tamaño de la imágen</text:p>
            </chart:title>
            <chart:categories table:cell-range-address="Sheet3.J57:Sheet3.N57"/>
          </chart:axis>
          <chart:axis chart:dimension="y" chart:name="primary-y" chart:style-name="ch6">
            <chart:title svg:x="0cm" svg:y="0cm" chart:style-name="ch7">
              <text:p>Promedio de clocks usados</text:p>
            </chart:title>
            <chart:grid chart:style-name="ch8" chart:class="major"/>
          </chart:axis>
          <chart:series chart:style-name="ch9" chart:values-cell-range-address="Sheet3.J58:Sheet3.N58" chart:label-cell-address="Sheet3.I58:Sheet3.I58" chart:class="chart:bar">
            <chart:data-point chart:repeated="5"/>
          </chart:series>
          <chart:series chart:style-name="ch10" chart:values-cell-range-address="Sheet3.J59:Sheet3.N59" chart:label-cell-address="Sheet3.I59:Sheet3.I5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J57:Sheet3.N57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3x513</text:p>
              </table:table-cell>
              <table:table-cell office:value-type="string">
                <text:p>711x768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I58:Sheet3.I58</svg:desc>
                </draw:g>
              </table:table-cell>
              <table:table-cell office:value-type="float" office:value="489666">
                <text:p>489666</text:p>
                <draw:g>
                  <svg:desc>Sheet3.J58:Sheet3.N58</svg:desc>
                </draw:g>
              </table:table-cell>
              <table:table-cell office:value-type="float" office:value="759208">
                <text:p>759208</text:p>
              </table:table-cell>
              <table:table-cell office:value-type="float" office:value="2963692">
                <text:p>2963692</text:p>
              </table:table-cell>
              <table:table-cell office:value-type="float" office:value="6181656">
                <text:p>6181656</text:p>
              </table:table-cell>
              <table:table-cell office:value-type="float" office:value="8860856">
                <text:p>8860856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I59:Sheet3.I59</svg:desc>
                </draw:g>
              </table:table-cell>
              <table:table-cell office:value-type="float" office:value="1211314">
                <text:p>1211314</text:p>
                <draw:g>
                  <svg:desc>Sheet3.J59:Sheet3.N59</svg:desc>
                </draw:g>
              </table:table-cell>
              <table:table-cell office:value-type="float" office:value="1126652">
                <text:p>1126652</text:p>
              </table:table-cell>
              <table:table-cell office:value-type="float" office:value="3633549">
                <text:p>3633549</text:p>
              </table:table-cell>
              <table:table-cell office:value-type="float" office:value="7555311">
                <text:p>7555311</text:p>
              </table:table-cell>
              <table:table-cell office:value-type="float" office:value="11641678">
                <text:p>116416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.175cm" svg:height="1.224cm" xlink:href=".." xlink:type="simple" chart:class="chart:bar" chart:style-name="ch1">
        <chart:legend chart:legend-position="end" svg:x="1.407cm" svg:y="0.016cm" style:legend-expansion="high" chart:style-name="ch2"/>
        <chart:plot-area chart:style-name="ch3" table:cell-range-address="Sheet3.Q28:Sheet3.U3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-0.505cm" svg:y="0.244cm" chart:style-name="ch5">
              <text:p>Implementación</text:p>
            </chart:title>
            <chart:categories table:cell-range-address="Sheet3.Q29:Sheet3.Q33"/>
          </chart:axis>
          <chart:axis chart:dimension="y" chart:name="primary-y" chart:style-name="ch6">
            <chart:title svg:x="0.45cm" svg:y="2.056cm" chart:style-name="ch7">
              <text:p>Porcentaje que empeora</text:p>
            </chart:title>
            <chart:grid chart:style-name="ch8" chart:class="major"/>
          </chart:axis>
          <chart:series chart:style-name="ch9" chart:values-cell-range-address="Sheet3.R29:Sheet3.R33" chart:label-cell-address="Sheet3.R28:Sheet3.R28" chart:class="chart:bar">
            <chart:data-point chart:repeated="5"/>
          </chart:series>
          <chart:series chart:style-name="ch10" chart:values-cell-range-address="Sheet3.S29:Sheet3.S33" chart:label-cell-address="Sheet3.S28:Sheet3.S28" chart:class="chart:bar">
            <chart:data-point chart:repeated="5"/>
          </chart:series>
          <chart:series chart:style-name="ch11" chart:values-cell-range-address="Sheet3.T29:Sheet3.T33" chart:label-cell-address="Sheet3.T28:Sheet3.T28" chart:class="chart:bar">
            <chart:data-point chart:repeated="5"/>
          </chart:series>
          <chart:series chart:style-name="ch12" chart:values-cell-range-address="Sheet3.U29:Sheet3.U33" chart:label-cell-address="Sheet3.U28:Sheet3.U2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R28:Sheet3.R28</svg:desc>
                </draw:g>
              </table:table-cell>
              <table:table-cell office:value-type="string">
                <text:p>256x256</text:p>
                <draw:g>
                  <svg:desc>Sheet3.S28:Sheet3.S28</svg:desc>
                </draw:g>
              </table:table-cell>
              <table:table-cell office:value-type="string">
                <text:p>512x512</text:p>
                <draw:g>
                  <svg:desc>Sheet3.T28:Sheet3.T28</svg:desc>
                </draw:g>
              </table:table-cell>
              <table:table-cell office:value-type="string">
                <text:p>1023x767</text:p>
                <draw:g>
                  <svg:desc>Sheet3.U28:Sheet3.U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3.Q29:Sheet3.Q33</svg:desc>
                </draw:g>
              </table:table-cell>
              <table:table-cell office:value-type="float" office:value="109.92332997294">
                <text:p>109.92332997294</text:p>
                <draw:g>
                  <svg:desc>Sheet3.R29:Sheet3.R33</svg:desc>
                </draw:g>
              </table:table-cell>
              <table:table-cell office:value-type="float" office:value="88.7626313539844">
                <text:p>88.7626313539844</text:p>
                <draw:g>
                  <svg:desc>Sheet3.S29:Sheet3.S33</svg:desc>
                </draw:g>
              </table:table-cell>
              <table:table-cell office:value-type="float" office:value="89.0834984908224">
                <text:p>89.0834984908224</text:p>
                <draw:g>
                  <svg:desc>Sheet3.T29:Sheet3.T33</svg:desc>
                </draw:g>
              </table:table-cell>
              <table:table-cell office:value-type="float" office:value="126.452774646123">
                <text:p>126.452774646123</text:p>
                <draw:g>
                  <svg:desc>Sheet3.U29:Sheet3.U33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6.4676344901149">
                <text:p>36.4676344901149</text:p>
              </table:table-cell>
              <table:table-cell office:value-type="float" office:value="55.4379033531681">
                <text:p>55.4379033531681</text:p>
              </table:table-cell>
              <table:table-cell office:value-type="float" office:value="16.9266336462272">
                <text:p>16.9266336462272</text:p>
              </table:table-cell>
              <table:table-cell office:value-type="float" office:value="20.8935200008208">
                <text:p>20.8935200008208</text:p>
              </table:table-cell>
            </table:table-row>
            <table:table-row>
              <table:table-cell office:value-type="string">
                <text:p>C -O1</text:p>
              </table:table-cell>
              <table:table-cell office:value-type="float" office:value="154.193506908295">
                <text:p>154.193506908295</text:p>
              </table:table-cell>
              <table:table-cell office:value-type="float" office:value="137.709976628688">
                <text:p>137.709976628688</text:p>
              </table:table-cell>
              <table:table-cell office:value-type="float" office:value="55.2432533164051">
                <text:p>55.2432533164051</text:p>
              </table:table-cell>
              <table:table-cell office:value-type="float" office:value="20.7295296985643">
                <text:p>20.7295296985643</text:p>
              </table:table-cell>
            </table:table-row>
            <table:table-row>
              <table:table-cell office:value-type="string">
                <text:p>C -O2</text:p>
              </table:table-cell>
              <table:table-cell office:value-type="float" office:value="82.1939090015494">
                <text:p>82.1939090015494</text:p>
              </table:table-cell>
              <table:table-cell office:value-type="float" office:value="129.514992473088">
                <text:p>129.514992473088</text:p>
              </table:table-cell>
              <table:table-cell office:value-type="float" office:value="38.3647236326864">
                <text:p>38.3647236326864</text:p>
              </table:table-cell>
              <table:table-cell office:value-type="float" office:value="41.5017278381364">
                <text:p>41.5017278381364</text:p>
              </table:table-cell>
            </table:table-row>
            <table:table-row>
              <table:table-cell office:value-type="string">
                <text:p>C -O3</text:p>
              </table:table-cell>
              <table:table-cell office:value-type="float" office:value="134.191217036301">
                <text:p>134.191217036301</text:p>
              </table:table-cell>
              <table:table-cell office:value-type="float" office:value="72.1249775734097">
                <text:p>72.1249775734097</text:p>
              </table:table-cell>
              <table:table-cell office:value-type="float" office:value="29.9836557904216">
                <text:p>29.9836557904216</text:p>
              </table:table-cell>
              <table:table-cell office:value-type="float" office:value="22.2923511042569">
                <text:p>22.29235110425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.136cm" svg:height="2.223cm" xlink:href=".." xlink:type="simple" chart:class="chart:bar" chart:style-name="ch1">
        <chart:legend chart:legend-position="end" svg:x="-1.042cm" svg:y="0.166cm" style:legend-expansion="high" chart:style-name="ch2"/>
        <chart:plot-area chart:style-name="ch3" table:cell-range-address="Sheet3.Q36:Sheet3.V4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0cm" svg:y="0cm" chart:style-name="ch5">
              <text:p>Implementación</text:p>
            </chart:title>
            <chart:categories table:cell-range-address="Sheet3.Q37:Sheet3.Q41"/>
          </chart:axis>
          <chart:axis chart:dimension="y" chart:name="primary-y" chart:style-name="ch6">
            <chart:title svg:x="0cm" svg:y="0cm" chart:style-name="ch7">
              <text:p>Porcentaje que empeora</text:p>
            </chart:title>
            <chart:grid chart:style-name="ch8" chart:class="major"/>
          </chart:axis>
          <chart:series chart:style-name="ch9" chart:values-cell-range-address="Sheet3.R37:Sheet3.R41" chart:label-cell-address="Sheet3.R36:Sheet3.R36" chart:class="chart:bar">
            <chart:data-point chart:repeated="5"/>
          </chart:series>
          <chart:series chart:style-name="ch10" chart:values-cell-range-address="Sheet3.S37:Sheet3.S41" chart:label-cell-address="Sheet3.S36:Sheet3.S36" chart:class="chart:bar">
            <chart:data-point chart:repeated="5"/>
          </chart:series>
          <chart:series chart:style-name="ch11" chart:values-cell-range-address="Sheet3.T37:Sheet3.T41" chart:label-cell-address="Sheet3.T36:Sheet3.T36" chart:class="chart:bar">
            <chart:data-point chart:repeated="5"/>
          </chart:series>
          <chart:series chart:style-name="ch12" chart:values-cell-range-address="Sheet3.U37:Sheet3.U41" chart:label-cell-address="Sheet3.U36:Sheet3.U36" chart:class="chart:bar">
            <chart:data-point chart:repeated="5"/>
          </chart:series>
          <chart:series chart:style-name="ch13" chart:values-cell-range-address="Sheet3.V37:Sheet3.V41" chart:label-cell-address="Sheet3.V36:Sheet3.V3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R36:Sheet3.R36</svg:desc>
                </draw:g>
              </table:table-cell>
              <table:table-cell office:value-type="string">
                <text:p>256x256</text:p>
                <draw:g>
                  <svg:desc>Sheet3.S36:Sheet3.S36</svg:desc>
                </draw:g>
              </table:table-cell>
              <table:table-cell office:value-type="string">
                <text:p>513x513</text:p>
                <draw:g>
                  <svg:desc>Sheet3.T36:Sheet3.T36</svg:desc>
                </draw:g>
              </table:table-cell>
              <table:table-cell office:value-type="string">
                <text:p>711x768</text:p>
                <draw:g>
                  <svg:desc>Sheet3.U36:Sheet3.U36</svg:desc>
                </draw:g>
              </table:table-cell>
              <table:table-cell office:value-type="string">
                <text:p>1023x767</text:p>
                <draw:g>
                  <svg:desc>Sheet3.V36:Sheet3.V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3.Q37:Sheet3.Q41</svg:desc>
                </draw:g>
              </table:table-cell>
              <table:table-cell office:value-type="float" office:value="177.492215568862">
                <text:p>177.492215568862</text:p>
                <draw:g>
                  <svg:desc>Sheet3.R37:Sheet3.R41</svg:desc>
                </draw:g>
              </table:table-cell>
              <table:table-cell office:value-type="float" office:value="103.366660257643">
                <text:p>103.366660257643</text:p>
                <draw:g>
                  <svg:desc>Sheet3.S37:Sheet3.S41</svg:desc>
                </draw:g>
              </table:table-cell>
              <table:table-cell office:value-type="float" office:value="77.9782401011705">
                <text:p>77.9782401011705</text:p>
                <draw:g>
                  <svg:desc>Sheet3.T37:Sheet3.T41</svg:desc>
                </draw:g>
              </table:table-cell>
              <table:table-cell office:value-type="float" office:value="28.0027988941848">
                <text:p>28.0027988941848</text:p>
                <draw:g>
                  <svg:desc>Sheet3.U37:Sheet3.U41</svg:desc>
                </draw:g>
              </table:table-cell>
              <table:table-cell office:value-type="float" office:value="37.8316175191734">
                <text:p>37.8316175191734</text:p>
                <draw:g>
                  <svg:desc>Sheet3.V37:Sheet3.V41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9.7100068945637">
                <text:p>29.7100068945637</text:p>
              </table:table-cell>
              <table:table-cell office:value-type="float" office:value="48.2025862502761">
                <text:p>48.2025862502761</text:p>
              </table:table-cell>
              <table:table-cell office:value-type="float" office:value="14.7583432321963">
                <text:p>14.7583432321963</text:p>
              </table:table-cell>
              <table:table-cell office:value-type="float" office:value="16.7677283584743">
                <text:p>16.7677283584743</text:p>
              </table:table-cell>
              <table:table-cell office:value-type="float" office:value="16.8131519351519">
                <text:p>16.8131519351519</text:p>
              </table:table-cell>
            </table:table-row>
            <table:table-row>
              <table:table-cell office:value-type="string">
                <text:p>C -O1</text:p>
              </table:table-cell>
              <table:table-cell office:value-type="float" office:value="77.4472314896047">
                <text:p>77.4472314896047</text:p>
              </table:table-cell>
              <table:table-cell office:value-type="float" office:value="155.016363591303">
                <text:p>155.016363591303</text:p>
              </table:table-cell>
              <table:table-cell office:value-type="float" office:value="73.4995376428044">
                <text:p>73.4995376428044</text:p>
              </table:table-cell>
              <table:table-cell office:value-type="float" office:value="27.9801999157937">
                <text:p>27.9801999157937</text:p>
              </table:table-cell>
              <table:table-cell office:value-type="float" office:value="26.8556389412979">
                <text:p>26.8556389412979</text:p>
              </table:table-cell>
            </table:table-row>
            <table:table-row>
              <table:table-cell office:value-type="string">
                <text:p>C -O2</text:p>
              </table:table-cell>
              <table:table-cell office:value-type="float" office:value="110.543319863162">
                <text:p>110.543319863162</text:p>
              </table:table-cell>
              <table:table-cell office:value-type="float" office:value="106.894591659796">
                <text:p>106.894591659796</text:p>
              </table:table-cell>
              <table:table-cell office:value-type="float" office:value="52.9664472198288">
                <text:p>52.9664472198288</text:p>
              </table:table-cell>
              <table:table-cell office:value-type="float" office:value="46.1895923749983">
                <text:p>46.1895923749983</text:p>
              </table:table-cell>
              <table:table-cell office:value-type="float" office:value="34.5912431116969">
                <text:p>34.5912431116969</text:p>
              </table:table-cell>
            </table:table-row>
            <table:table-row>
              <table:table-cell office:value-type="string">
                <text:p>C -O3</text:p>
              </table:table-cell>
              <table:table-cell office:value-type="float" office:value="147.375558033435">
                <text:p>147.375558033435</text:p>
              </table:table-cell>
              <table:table-cell office:value-type="float" office:value="48.3983308921929">
                <text:p>48.3983308921929</text:p>
              </table:table-cell>
              <table:table-cell office:value-type="float" office:value="22.6021125002193">
                <text:p>22.6021125002193</text:p>
              </table:table-cell>
              <table:table-cell office:value-type="float" office:value="22.2214726927542">
                <text:p>22.2214726927542</text:p>
              </table:table-cell>
              <table:table-cell office:value-type="float" office:value="31.3832207633213">
                <text:p>31.383220763321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.238cm" svg:height="1.822cm" xlink:href=".." xlink:type="simple" chart:class="chart:bar" chart:style-name="ch1">
        <chart:legend chart:legend-position="end" svg:x="2.073cm" svg:y="-0.281cm" style:legend-expansion="high" chart:style-name="ch2"/>
        <chart:plot-area chart:style-name="ch3" table:cell-range-address="Sheet4.D6:Sheet4.H10" chart:data-source-has-labels="both" svg:x="1.075cm" svg:y="0.279cm" svg:width="0.87cm" svg:height="0.526cm">
          <chartooo:coordinate-region svg:x="1.511cm" svg:y="0.303cm" svg:width="0.344cm" svg:height="0.175cm"/>
          <chart:axis chart:dimension="x" chart:name="primary-x" chart:style-name="ch4" chartooo:axis-type="auto">
            <chartooo:date-scale/>
            <chart:title svg:x="0cm" svg:y="0.841cm" chart:style-name="ch5">
              <text:p>Tamaño de la imágen</text:p>
            </chart:title>
            <chart:categories table:cell-range-address="Sheet4.E6:Sheet4.H7"/>
          </chart:axis>
          <chart:axis chart:dimension="y" chart:name="primary-y" chart:style-name="ch6">
            <chart:title svg:x="0.451cm" svg:y="5.513cm" chart:style-name="ch7">
              <text:p>Cantidad de ciclos de clock promedio</text:p>
            </chart:title>
            <chart:grid chart:style-name="ch8" chart:class="major"/>
          </chart:axis>
          <chart:series chart:style-name="ch9" chart:values-cell-range-address="Sheet4.E8:Sheet4.H8" chart:label-cell-address="Sheet4.D8:Sheet4.D8" chart:class="chart:bar">
            <chart:data-point chart:repeated="4"/>
          </chart:series>
          <chart:series chart:style-name="ch10" chart:values-cell-range-address="Sheet4.E9:Sheet4.H9" chart:label-cell-address="Sheet4.D9:Sheet4.D9" chart:class="chart:bar">
            <chart:data-point chart:repeated="4"/>
          </chart:series>
          <chart:series chart:style-name="ch11" chart:values-cell-range-address="Sheet4.E10:Sheet4.H10" chart:label-cell-address="Sheet4.D10:Sheet4.D1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text:list>
                  <text:list-item>
                    <text:p/>
                  </text:list-item>
                  <text:list-item>
                    <text:p>202x202</text:p>
                  </text:list-item>
                </text:list>
                <draw:g>
                  <svg:desc>Sheet4.E6:Sheet4.H7</svg:desc>
                </draw:g>
              </table:table-cell>
              <table:table-cell office:value-type="string">
                <text:p>256x256</text:p>
                <text:list>
                  <text:list-item>
                    <text:p/>
                  </text:list-item>
                  <text:list-item>
                    <text:p>256x256</text:p>
                  </text:list-item>
                </text:list>
              </table:table-cell>
              <table:table-cell office:value-type="string">
                <text:p>512x512</text:p>
                <text:list>
                  <text:list-item>
                    <text:p/>
                  </text:list-item>
                  <text:list-item>
                    <text:p>512x512</text:p>
                  </text:list-item>
                </text:list>
              </table:table-cell>
              <table:table-cell office:value-type="string">
                <text:p>1023x767</text:p>
                <text:list>
                  <text:list-item>
                    <text:p/>
                  </text:list-item>
                  <text:list-item>
                    <text:p>1023x767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4.D8:Sheet4.D8</svg:desc>
                </draw:g>
              </table:table-cell>
              <table:table-cell office:value-type="float" office:value="75388">
                <text:p>75388</text:p>
                <draw:g>
                  <svg:desc>Sheet4.E8:Sheet4.H8</svg:desc>
                </draw:g>
              </table:table-cell>
              <table:table-cell office:value-type="float" office:value="123997">
                <text:p>123997</text:p>
              </table:table-cell>
              <table:table-cell office:value-type="float" office:value="428379">
                <text:p>428379</text:p>
              </table:table-cell>
              <table:table-cell office:value-type="float" office:value="1277280">
                <text:p>1277280</text:p>
              </table:table-cell>
            </table:table-row>
            <table:table-row>
              <table:table-cell office:value-type="string">
                <text:p>ASM con accesos a memoria</text:p>
                <draw:g>
                  <svg:desc>Sheet4.D9:Sheet4.D9</svg:desc>
                </draw:g>
              </table:table-cell>
              <table:table-cell office:value-type="float" office:value="180294">
                <text:p>180294</text:p>
                <draw:g>
                  <svg:desc>Sheet4.E9:Sheet4.H9</svg:desc>
                </draw:g>
              </table:table-cell>
              <table:table-cell office:value-type="float" office:value="327070">
                <text:p>327070</text:p>
              </table:table-cell>
              <table:table-cell office:value-type="float" office:value="1312274">
                <text:p>1312274</text:p>
              </table:table-cell>
              <table:table-cell office:value-type="float" office:value="3306227">
                <text:p>3306227</text:p>
              </table:table-cell>
            </table:table-row>
            <table:table-row>
              <table:table-cell office:value-type="string">
                <text:p>ASM con procesamiento extra</text:p>
                <draw:g>
                  <svg:desc>Sheet4.D10:Sheet4.D10</svg:desc>
                </draw:g>
              </table:table-cell>
              <table:table-cell office:value-type="float" office:value="146648">
                <text:p>146648</text:p>
                <draw:g>
                  <svg:desc>Sheet4.E10:Sheet4.H10</svg:desc>
                </draw:g>
              </table:table-cell>
              <table:table-cell office:value-type="float" office:value="237734">
                <text:p>237734</text:p>
              </table:table-cell>
              <table:table-cell office:value-type="float" office:value="965665">
                <text:p>965665</text:p>
              </table:table-cell>
              <table:table-cell office:value-type="float" office:value="2790585">
                <text:p>27905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.631cm" svg:height="2.605cm" xlink:href=".." xlink:type="simple" chart:class="chart:bar" chart:style-name="ch1">
        <chart:legend chart:legend-position="end" svg:x="-0.521cm" svg:y="0.209cm" style:legend-expansion="high" chart:style-name="ch2"/>
        <chart:plot-area chart:style-name="ch3" table:cell-range-address="Sheet4.D16:Sheet4.I19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0cm" svg:y="0cm" chart:style-name="ch5">
              <text:p>Tamaño de la imágen</text:p>
            </chart:title>
            <chart:categories table:cell-range-address="Sheet4.E16:Sheet4.I16"/>
          </chart:axis>
          <chart:axis chart:dimension="y" chart:name="primary-y" chart:style-name="ch6">
            <chart:title svg:x="0cm" svg:y="0cm" chart:style-name="ch7">
              <text:p>Cantidad de clocks promedio</text:p>
            </chart:title>
            <chart:grid chart:style-name="ch8" chart:class="major"/>
          </chart:axis>
          <chart:series chart:style-name="ch9" chart:values-cell-range-address="Sheet4.E17:Sheet4.I17" chart:label-cell-address="Sheet4.D17:Sheet4.D17" chart:class="chart:bar">
            <chart:data-point chart:repeated="5"/>
          </chart:series>
          <chart:series chart:style-name="ch10" chart:values-cell-range-address="Sheet4.E18:Sheet4.I18" chart:label-cell-address="Sheet4.D18:Sheet4.D18" chart:class="chart:bar">
            <chart:data-point chart:repeated="5"/>
          </chart:series>
          <chart:series chart:style-name="ch11" chart:values-cell-range-address="Sheet4.E19:Sheet4.I19" chart:label-cell-address="Sheet4.D19:Sheet4.D1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4.E16:Sheet4.I16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3x513</text:p>
              </table:table-cell>
              <table:table-cell office:value-type="string">
                <text:p>711x768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4.D17:Sheet4.D17</svg:desc>
                </draw:g>
              </table:table-cell>
              <table:table-cell office:value-type="float" office:value="83500">
                <text:p>83500</text:p>
                <draw:g>
                  <svg:desc>Sheet4.E17:Sheet4.I17</svg:desc>
                </draw:g>
              </table:table-cell>
              <table:table-cell office:value-type="float" office:value="104020">
                <text:p>104020</text:p>
              </table:table-cell>
              <table:table-cell office:value-type="float" office:value="436491">
                <text:p>436491</text:p>
              </table:table-cell>
              <table:table-cell office:value-type="float" office:value="873202">
                <text:p>873202</text:p>
              </table:table-cell>
              <table:table-cell office:value-type="float" office:value="1259169">
                <text:p>1259169</text:p>
              </table:table-cell>
            </table:table-row>
            <table:table-row>
              <table:table-cell office:value-type="string">
                <text:p>ASM con accesos a memoria</text:p>
                <draw:g>
                  <svg:desc>Sheet4.D18:Sheet4.D18</svg:desc>
                </draw:g>
              </table:table-cell>
              <table:table-cell office:value-type="float" office:value="198442">
                <text:p>198442</text:p>
                <draw:g>
                  <svg:desc>Sheet4.E18:Sheet4.I18</svg:desc>
                </draw:g>
              </table:table-cell>
              <table:table-cell office:value-type="float" office:value="332243">
                <text:p>332243</text:p>
              </table:table-cell>
              <table:table-cell office:value-type="float" office:value="1085000">
                <text:p>1085000</text:p>
              </table:table-cell>
              <table:table-cell office:value-type="float" office:value="2432667">
                <text:p>2432667</text:p>
              </table:table-cell>
              <table:table-cell office:value-type="float" office:value="3222566">
                <text:p>3222566</text:p>
              </table:table-cell>
            </table:table-row>
            <table:table-row>
              <table:table-cell office:value-type="string">
                <text:p>ASM con procesamiento extra</text:p>
                <draw:g>
                  <svg:desc>Sheet4.D19:Sheet4.D19</svg:desc>
                </draw:g>
              </table:table-cell>
              <table:table-cell office:value-type="float" office:value="147406">
                <text:p>147406</text:p>
                <draw:g>
                  <svg:desc>Sheet4.E19:Sheet4.I19</svg:desc>
                </draw:g>
              </table:table-cell>
              <table:table-cell office:value-type="float" office:value="235683">
                <text:p>235683</text:p>
              </table:table-cell>
              <table:table-cell office:value-type="float" office:value="967057">
                <text:p>967057</text:p>
              </table:table-cell>
              <table:table-cell office:value-type="float" office:value="1987867">
                <text:p>1987867</text:p>
              </table:table-cell>
              <table:table-cell office:value-type="float" office:value="2815649">
                <text:p>28156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49cm" svg:height="9.442cm" xlink:href=".." xlink:type="simple" chart:class="chart:bar" chart:style-name="ch1">
        <chart:legend chart:legend-position="end" svg:x="13.694cm" svg:y="3.426cm" style:legend-expansion="high" chart:style-name="ch2"/>
        <chart:plot-area chart:style-name="ch3" table:cell-range-address="'1000 it '.H35:'1000 it '.M40" chart:data-source-has-labels="both" svg:x="1.317cm" svg:y="0.887cm" svg:width="11.765cm" svg:height="7.386cm">
          <chartooo:coordinate-region svg:x="3.05cm" svg:y="1.087cm" svg:width="10.032cm" svg:height="6.539cm"/>
          <chart:axis chart:dimension="x" chart:name="primary-x" chart:style-name="ch4" chartooo:axis-type="auto">
            <chartooo:date-scale/>
            <chart:title svg:x="5.567cm" svg:y="8.461cm" chart:style-name="ch5">
              <text:p>Tamaño de la imágen</text:p>
            </chart:title>
            <chart:categories table:cell-range-address="'1000 it '.I35:'1000 it '.M35"/>
          </chart:axis>
          <chart:axis chart:dimension="y" chart:name="primary-y" chart:style-name="ch6">
            <chart:title svg:x="0.451cm" svg:y="6.701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1000 it '.I36:'1000 it '.M36" chart:label-cell-address="'1000 it '.H36:'1000 it '.H36" chart:class="chart:bar">
            <chart:data-point chart:repeated="5"/>
          </chart:series>
          <chart:series chart:style-name="ch10" chart:values-cell-range-address="'1000 it '.I37:'1000 it '.M37" chart:label-cell-address="'1000 it '.H37:'1000 it '.H37" chart:class="chart:bar">
            <chart:data-point chart:repeated="5"/>
          </chart:series>
          <chart:series chart:style-name="ch11" chart:values-cell-range-address="'1000 it '.I38:'1000 it '.M38" chart:label-cell-address="'1000 it '.H38:'1000 it '.H38" chart:class="chart:bar">
            <chart:data-point chart:repeated="5"/>
          </chart:series>
          <chart:series chart:style-name="ch12" chart:values-cell-range-address="'1000 it '.I39:'1000 it '.M39" chart:label-cell-address="'1000 it '.H39:'1000 it '.H39" chart:class="chart:bar">
            <chart:data-point chart:repeated="5"/>
          </chart:series>
          <chart:series chart:style-name="ch13" chart:values-cell-range-address="'1000 it '.I40:'1000 it '.M40" chart:label-cell-address="'1000 it '.H40:'1000 it '.H40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'1000 it '.I35:'1000 it '.M35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3x513</text:p>
              </table:table-cell>
              <table:table-cell office:value-type="string">
                <text:p>711x768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'1000 it '.H36:'1000 it '.H36</svg:desc>
                </draw:g>
              </table:table-cell>
              <table:table-cell office:value-type="float" office:value="83500">
                <text:p>83500</text:p>
                <draw:g>
                  <svg:desc>'1000 it '.I36:'1000 it '.M36</svg:desc>
                </draw:g>
              </table:table-cell>
              <table:table-cell office:value-type="float" office:value="104020">
                <text:p>104020</text:p>
              </table:table-cell>
              <table:table-cell office:value-type="float" office:value="436491">
                <text:p>436491</text:p>
              </table:table-cell>
              <table:table-cell office:value-type="float" office:value="873202">
                <text:p>873202</text:p>
              </table:table-cell>
              <table:table-cell office:value-type="float" office:value="1259169">
                <text:p>1259169</text:p>
              </table:table-cell>
            </table:table-row>
            <table:table-row>
              <table:table-cell office:value-type="string">
                <text:p>C </text:p>
                <draw:g>
                  <svg:desc>'1000 it '.H37:'1000 it '.H37</svg:desc>
                </draw:g>
              </table:table-cell>
              <table:table-cell office:value-type="float" office:value="1186442">
                <text:p>1186442</text:p>
                <draw:g>
                  <svg:desc>'1000 it '.I37:'1000 it '.M37</svg:desc>
                </draw:g>
              </table:table-cell>
              <table:table-cell office:value-type="float" office:value="1887907">
                <text:p>1887907</text:p>
              </table:table-cell>
              <table:table-cell office:value-type="float" office:value="7255042">
                <text:p>7255042</text:p>
              </table:table-cell>
              <table:table-cell office:value-type="float" office:value="14566845">
                <text:p>14566845</text:p>
              </table:table-cell>
              <table:table-cell office:value-type="float" office:value="20693776">
                <text:p>20693776</text:p>
              </table:table-cell>
            </table:table-row>
            <table:table-row>
              <table:table-cell office:value-type="string">
                <text:p>C -O1</text:p>
                <draw:g>
                  <svg:desc>'1000 it '.H38:'1000 it '.H38</svg:desc>
                </draw:g>
              </table:table-cell>
              <table:table-cell office:value-type="float" office:value="479879">
                <text:p>479879</text:p>
                <draw:g>
                  <svg:desc>'1000 it '.I38:'1000 it '.M38</svg:desc>
                </draw:g>
              </table:table-cell>
              <table:table-cell office:value-type="float" office:value="766641">
                <text:p>766641</text:p>
              </table:table-cell>
              <table:table-cell office:value-type="float" office:value="3002008">
                <text:p>3002008</text:p>
              </table:table-cell>
              <table:table-cell office:value-type="float" office:value="6203812">
                <text:p>6203812</text:p>
              </table:table-cell>
              <table:table-cell office:value-type="float" office:value="8891075">
                <text:p>8891075</text:p>
              </table:table-cell>
            </table:table-row>
            <table:table-row>
              <table:table-cell office:value-type="string">
                <text:p>C -O2</text:p>
                <draw:g>
                  <svg:desc>'1000 it '.H39:'1000 it '.H39</svg:desc>
                </draw:g>
              </table:table-cell>
              <table:table-cell office:value-type="float" office:value="483785">
                <text:p>483785</text:p>
                <draw:g>
                  <svg:desc>'1000 it '.I39:'1000 it '.M39</svg:desc>
                </draw:g>
              </table:table-cell>
              <table:table-cell office:value-type="float" office:value="765281">
                <text:p>765281</text:p>
              </table:table-cell>
              <table:table-cell office:value-type="float" office:value="2988575">
                <text:p>2988575</text:p>
              </table:table-cell>
              <table:table-cell office:value-type="float" office:value="6234333">
                <text:p>6234333</text:p>
              </table:table-cell>
              <table:table-cell office:value-type="float" office:value="8922553">
                <text:p>8922553</text:p>
              </table:table-cell>
            </table:table-row>
            <table:table-row>
              <table:table-cell office:value-type="string">
                <text:p>C -O3</text:p>
                <draw:g>
                  <svg:desc>'1000 it '.H40:'1000 it '.H40</svg:desc>
                </draw:g>
              </table:table-cell>
              <table:table-cell office:value-type="float" office:value="489666">
                <text:p>489666</text:p>
                <draw:g>
                  <svg:desc>'1000 it '.I40:'1000 it '.M40</svg:desc>
                </draw:g>
              </table:table-cell>
              <table:table-cell office:value-type="float" office:value="759208">
                <text:p>759208</text:p>
              </table:table-cell>
              <table:table-cell office:value-type="float" office:value="2963692">
                <text:p>2963692</text:p>
              </table:table-cell>
              <table:table-cell office:value-type="float" office:value="6181656">
                <text:p>6181656</text:p>
              </table:table-cell>
              <table:table-cell office:value-type="float" office:value="8860856">
                <text:p>8860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.658cm" svg:height="2.058cm" xlink:href=".." xlink:type="simple" chart:class="chart:bar" chart:style-name="ch1">
        <chart:legend chart:legend-position="end" svg:x="2.414cm" svg:y="0.234cm" style:legend-expansion="high" chart:style-name="ch2"/>
        <chart:plot-area chart:style-name="ch3" table:cell-range-address="Sheet3.B28:Sheet3.F30" chart:data-source-has-labels="both" svg:x="1.084cm" svg:y="0.299cm" svg:width="1.184cm" svg:height="0.737cm">
          <chartooo:coordinate-region svg:x="1.478cm" svg:y="0.299cm" svg:width="0.394cm" svg:height="0.245cm"/>
          <chart:axis chart:dimension="x" chart:name="primary-x" chart:style-name="ch4" chartooo:axis-type="auto">
            <chartooo:date-scale/>
            <chart:title svg:x="0.044cm" svg:y="1.077cm" chart:style-name="ch5">
              <text:p>Tamaño de la imágen</text:p>
            </chart:title>
            <chart:categories table:cell-range-address="Sheet3.C28:Sheet3.F28"/>
          </chart:axis>
          <chart:axis chart:dimension="y" chart:name="primary-y" chart:style-name="ch6">
            <chart:title svg:x="0.451cm" svg:y="5.274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C29:Sheet3.F29" chart:label-cell-address="Sheet3.B29:Sheet3.B29" chart:class="chart:bar">
            <chart:data-point chart:repeated="4"/>
          </chart:series>
          <chart:series chart:style-name="ch10" chart:values-cell-range-address="Sheet3.C30:Sheet3.F30" chart:label-cell-address="Sheet3.B30:Sheet3.B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C28:Sheet3.F28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B29:Sheet3.B29</svg:desc>
                </draw:g>
              </table:table-cell>
              <table:table-cell office:value-type="float" office:value="75388">
                <text:p>75388</text:p>
                <draw:g>
                  <svg:desc>Sheet3.C29:Sheet3.F29</svg:desc>
                </draw:g>
              </table:table-cell>
              <table:table-cell office:value-type="float" office:value="123997">
                <text:p>123997</text:p>
              </table:table-cell>
              <table:table-cell office:value-type="float" office:value="428379">
                <text:p>428379</text:p>
              </table:table-cell>
              <table:table-cell office:value-type="float" office:value="1277280">
                <text:p>1277280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B30:Sheet3.B30</svg:desc>
                </draw:g>
              </table:table-cell>
              <table:table-cell office:value-type="float" office:value="158257">
                <text:p>158257</text:p>
                <draw:g>
                  <svg:desc>Sheet3.C30:Sheet3.F30</svg:desc>
                </draw:g>
              </table:table-cell>
              <table:table-cell office:value-type="float" office:value="234060">
                <text:p>234060</text:p>
              </table:table-cell>
              <table:table-cell office:value-type="float" office:value="809994">
                <text:p>809994</text:p>
              </table:table-cell>
              <table:table-cell office:value-type="float" office:value="2892436">
                <text:p>28924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.751cm" svg:height="1.411cm" xlink:href=".." xlink:type="simple" chart:class="chart:bar" chart:style-name="ch1">
        <chart:legend chart:legend-position="end" svg:x="1.772cm" svg:y="-0.288cm" style:legend-expansion="high" chart:style-name="ch2"/>
        <chart:plot-area chart:style-name="ch3" table:cell-range-address="Sheet3.B36:Sheet3.F38" chart:data-source-has-labels="both" svg:x="1.066cm" svg:y="0.247cm" svg:width="0.596cm" svg:height="0.155cm">
          <chartooo:coordinate-region svg:x="1.264cm" svg:y="0.298cm" svg:width="0.198cm" svg:height="0.051cm"/>
          <chart:axis chart:dimension="x" chart:name="primary-x" chart:style-name="ch4" chartooo:axis-type="auto">
            <chartooo:date-scale/>
            <chart:title svg:x="0cm" svg:y="0.43cm" chart:style-name="ch5">
              <text:p>Tamaño de la imágen</text:p>
            </chart:title>
            <chart:categories table:cell-range-address="Sheet3.C36:Sheet3.F36"/>
          </chart:axis>
          <chart:axis chart:dimension="y" chart:name="primary-y" chart:style-name="ch6">
            <chart:title svg:x="0.451cm" svg:y="5.274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C37:Sheet3.F37" chart:label-cell-address="Sheet3.B37:Sheet3.B37" chart:class="chart:bar">
            <chart:data-point chart:repeated="4"/>
          </chart:series>
          <chart:series chart:style-name="ch10" chart:values-cell-range-address="Sheet3.C38:Sheet3.F38" chart:label-cell-address="Sheet3.B38:Sheet3.B3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C36:Sheet3.F36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B37:Sheet3.B37</svg:desc>
                </draw:g>
              </table:table-cell>
              <table:table-cell office:value-type="float" office:value="1192504">
                <text:p>1192504</text:p>
                <draw:g>
                  <svg:desc>Sheet3.C37:Sheet3.F37</svg:desc>
                </draw:g>
              </table:table-cell>
              <table:table-cell office:value-type="float" office:value="1867935">
                <text:p>1867935</text:p>
              </table:table-cell>
              <table:table-cell office:value-type="float" office:value="7284579">
                <text:p>7284579</text:p>
              </table:table-cell>
              <table:table-cell office:value-type="float" office:value="20857194">
                <text:p>20857194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B38:Sheet3.B38</svg:desc>
                </draw:g>
              </table:table-cell>
              <table:table-cell office:value-type="float" office:value="1627382">
                <text:p>1627382</text:p>
                <draw:g>
                  <svg:desc>Sheet3.C38:Sheet3.F38</svg:desc>
                </draw:g>
              </table:table-cell>
              <table:table-cell office:value-type="float" office:value="2903479">
                <text:p>2903479</text:p>
              </table:table-cell>
              <table:table-cell office:value-type="float" office:value="8517613">
                <text:p>8517613</text:p>
              </table:table-cell>
              <table:table-cell office:value-type="float" office:value="25214996">
                <text:p>25214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.599cm" svg:height="1.462cm" xlink:href=".." xlink:type="simple" chart:class="chart:bar" chart:style-name="ch1">
        <chart:legend chart:legend-position="end" svg:x="1.62cm" svg:y="-0.262cm" style:legend-expansion="high" chart:style-name="ch2"/>
        <chart:plot-area chart:style-name="ch3" table:cell-range-address="Sheet3.B43:Sheet3.F45" chart:data-source-has-labels="both" svg:x="1.062cm" svg:y="0.251cm" svg:width="0.456cm" svg:height="0.201cm">
          <chartooo:coordinate-region svg:x="1.214cm" svg:y="0.318cm" svg:width="0.152cm" svg:height="0.067cm"/>
          <chart:axis chart:dimension="x" chart:name="primary-x" chart:style-name="ch4" chartooo:axis-type="auto">
            <chartooo:date-scale/>
            <chart:title svg:x="0cm" svg:y="0.481cm" chart:style-name="ch5">
              <text:p>Tamaño de la imágen</text:p>
            </chart:title>
            <chart:categories table:cell-range-address="Sheet3.C43:Sheet3.F43"/>
          </chart:axis>
          <chart:axis chart:dimension="y" chart:name="primary-y" chart:style-name="ch6">
            <chart:title svg:x="0.451cm" svg:y="5.274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C44:Sheet3.F44" chart:label-cell-address="Sheet3.B44:Sheet3.B44" chart:class="chart:bar">
            <chart:data-point chart:repeated="4"/>
          </chart:series>
          <chart:series chart:style-name="ch10" chart:values-cell-range-address="Sheet3.C45:Sheet3.F45" chart:label-cell-address="Sheet3.B45:Sheet3.B4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C43:Sheet3.F43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B44:Sheet3.B44</svg:desc>
                </draw:g>
              </table:table-cell>
              <table:table-cell office:value-type="float" office:value="482174">
                <text:p>482174</text:p>
                <draw:g>
                  <svg:desc>Sheet3.C44:Sheet3.F44</svg:desc>
                </draw:g>
              </table:table-cell>
              <table:table-cell office:value-type="float" office:value="766752">
                <text:p>766752</text:p>
              </table:table-cell>
              <table:table-cell office:value-type="float" office:value="2983577">
                <text:p>2983577</text:p>
              </table:table-cell>
              <table:table-cell office:value-type="float" office:value="8887534">
                <text:p>8887534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B45:Sheet3.B45</svg:desc>
                </draw:g>
              </table:table-cell>
              <table:table-cell office:value-type="float" office:value="1225655">
                <text:p>1225655</text:p>
                <draw:g>
                  <svg:desc>Sheet3.C45:Sheet3.F45</svg:desc>
                </draw:g>
              </table:table-cell>
              <table:table-cell office:value-type="float" office:value="1822646">
                <text:p>1822646</text:p>
              </table:table-cell>
              <table:table-cell office:value-type="float" office:value="4631802">
                <text:p>4631802</text:p>
              </table:table-cell>
              <table:table-cell office:value-type="float" office:value="10729878">
                <text:p>107298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.426cm" svg:height="1.365cm" xlink:href=".." xlink:type="simple" chart:class="chart:bar" chart:style-name="ch1">
        <chart:legend chart:legend-position="end" svg:x="1.553cm" svg:y="-0.51cm" style:legend-expansion="high" chart:style-name="ch2"/>
        <chart:plot-area chart:style-name="ch3" table:cell-range-address="Sheet3.B50:Sheet3.F52" chart:data-source-has-labels="both" svg:x="1.059cm" svg:y="0.243cm" svg:width="0.398cm" svg:height="0.114cm">
          <chartooo:coordinate-region svg:x="1.191cm" svg:y="0.281cm" svg:width="0.132cm" svg:height="0.038cm"/>
          <chart:axis chart:dimension="x" chart:name="primary-x" chart:style-name="ch4" chartooo:axis-type="auto">
            <chartooo:date-scale/>
            <chart:title svg:x="0cm" svg:y="0.384cm" chart:style-name="ch5">
              <text:p>Tamaño de la imágen</text:p>
            </chart:title>
            <chart:categories table:cell-range-address="Sheet3.C50:Sheet3.F50"/>
          </chart:axis>
          <chart:axis chart:dimension="y" chart:name="primary-y" chart:style-name="ch6">
            <chart:title svg:x="0.451cm" svg:y="5.274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C51:Sheet3.F51" chart:label-cell-address="Sheet3.B51:Sheet3.B51" chart:class="chart:bar">
            <chart:data-point chart:repeated="4"/>
          </chart:series>
          <chart:series chart:style-name="ch10" chart:values-cell-range-address="Sheet3.C52:Sheet3.F52" chart:label-cell-address="Sheet3.B52:Sheet3.B5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C50:Sheet3.F50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B51:Sheet3.B51</svg:desc>
                </draw:g>
              </table:table-cell>
              <table:table-cell office:value-type="float" office:value="480184">
                <text:p>480184</text:p>
                <draw:g>
                  <svg:desc>Sheet3.C51:Sheet3.F51</svg:desc>
                </draw:g>
              </table:table-cell>
              <table:table-cell office:value-type="float" office:value="757947">
                <text:p>757947</text:p>
              </table:table-cell>
              <table:table-cell office:value-type="float" office:value="2974592">
                <text:p>2974592</text:p>
              </table:table-cell>
              <table:table-cell office:value-type="float" office:value="8928209">
                <text:p>8928209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B52:Sheet3.B52</svg:desc>
                </draw:g>
              </table:table-cell>
              <table:table-cell office:value-type="float" office:value="874866">
                <text:p>874866</text:p>
                <draw:g>
                  <svg:desc>Sheet3.C52:Sheet3.F52</svg:desc>
                </draw:g>
              </table:table-cell>
              <table:table-cell office:value-type="float" office:value="1739602">
                <text:p>1739602</text:p>
              </table:table-cell>
              <table:table-cell office:value-type="float" office:value="4115786">
                <text:p>4115786</text:p>
              </table:table-cell>
              <table:table-cell office:value-type="float" office:value="12633570">
                <text:p>126335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.564cm" svg:height="2.005cm" xlink:href=".." xlink:type="simple" chart:class="chart:bar" chart:style-name="ch1">
        <chart:legend chart:legend-position="end" svg:x="2.32cm" svg:y="0.207cm" style:legend-expansion="high" chart:style-name="ch2"/>
        <chart:plot-area chart:style-name="ch3" table:cell-range-address="Sheet3.B57:Sheet3.F59" chart:data-source-has-labels="both" svg:x="1.082cm" svg:y="0.295cm" svg:width="1.096cm" svg:height="0.689cm">
          <chartooo:coordinate-region svg:x="1.447cm" svg:y="0.295cm" svg:width="0.365cm" svg:height="0.229cm"/>
          <chart:axis chart:dimension="x" chart:name="primary-x" chart:style-name="ch4" chartooo:axis-type="auto">
            <chartooo:date-scale/>
            <chart:title svg:x="0cm" svg:y="1.024cm" chart:style-name="ch5">
              <text:p>Tamaño de la imágen</text:p>
            </chart:title>
            <chart:categories table:cell-range-address="Sheet3.C57:Sheet3.F57"/>
          </chart:axis>
          <chart:axis chart:dimension="y" chart:name="primary-y" chart:style-name="ch6">
            <chart:title svg:x="0.451cm" svg:y="5.274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C58:Sheet3.F58" chart:label-cell-address="Sheet3.B58:Sheet3.B58" chart:class="chart:bar">
            <chart:data-point chart:repeated="4"/>
          </chart:series>
          <chart:series chart:style-name="ch10" chart:values-cell-range-address="Sheet3.C59:Sheet3.F59" chart:label-cell-address="Sheet3.B59:Sheet3.B5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C57:Sheet3.F57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B58:Sheet3.B58</svg:desc>
                </draw:g>
              </table:table-cell>
              <table:table-cell office:value-type="float" office:value="471276">
                <text:p>471276</text:p>
                <draw:g>
                  <svg:desc>Sheet3.C58:Sheet3.F58</svg:desc>
                </draw:g>
              </table:table-cell>
              <table:table-cell office:value-type="float" office:value="752455">
                <text:p>752455</text:p>
              </table:table-cell>
              <table:table-cell office:value-type="float" office:value="3049398">
                <text:p>3049398</text:p>
              </table:table-cell>
              <table:table-cell office:value-type="float" office:value="8884119">
                <text:p>8884119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B59:Sheet3.B59</svg:desc>
                </draw:g>
              </table:table-cell>
              <table:table-cell office:value-type="float" office:value="1103687">
                <text:p>1103687</text:p>
                <draw:g>
                  <svg:desc>Sheet3.C59:Sheet3.F59</svg:desc>
                </draw:g>
              </table:table-cell>
              <table:table-cell office:value-type="float" office:value="1295163">
                <text:p>1295163</text:p>
              </table:table-cell>
              <table:table-cell office:value-type="float" office:value="3963719">
                <text:p>3963719</text:p>
              </table:table-cell>
              <table:table-cell office:value-type="float" office:value="10864598">
                <text:p>108645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.072cm" svg:height="1.166cm" xlink:href=".." xlink:type="simple" chart:class="chart:bar" chart:style-name="ch1">
        <chart:legend chart:legend-position="end" svg:x="1.251cm" svg:y="-0.609cm" style:legend-expansion="high" chart:style-name="ch2"/>
        <chart:plot-area chart:style-name="ch3" table:cell-range-address="Sheet3.I28:Sheet3.N3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-1.007cm" svg:y="0.186cm" chart:style-name="ch5">
              <text:p>Tamaño de la imágen</text:p>
            </chart:title>
            <chart:categories table:cell-range-address="Sheet3.J28:Sheet3.N28"/>
          </chart:axis>
          <chart:axis chart:dimension="y" chart:name="primary-y" chart:style-name="ch6">
            <chart:title svg:x="0.45cm" svg:y="2.82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J29:Sheet3.N29" chart:label-cell-address="Sheet3.I29:Sheet3.I29" chart:class="chart:bar">
            <chart:data-point chart:repeated="5"/>
          </chart:series>
          <chart:series chart:style-name="ch10" chart:values-cell-range-address="Sheet3.J30:Sheet3.N30" chart:label-cell-address="Sheet3.I30:Sheet3.I3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J28:Sheet3.N28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3x513</text:p>
              </table:table-cell>
              <table:table-cell office:value-type="string">
                <text:p>711x768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I29:Sheet3.I29</svg:desc>
                </draw:g>
              </table:table-cell>
              <table:table-cell office:value-type="float" office:value="83500">
                <text:p>83500</text:p>
                <draw:g>
                  <svg:desc>Sheet3.J29:Sheet3.N29</svg:desc>
                </draw:g>
              </table:table-cell>
              <table:table-cell office:value-type="float" office:value="104020">
                <text:p>104020</text:p>
              </table:table-cell>
              <table:table-cell office:value-type="float" office:value="436491">
                <text:p>436491</text:p>
              </table:table-cell>
              <table:table-cell office:value-type="float" office:value="873202">
                <text:p>873202</text:p>
              </table:table-cell>
              <table:table-cell office:value-type="float" office:value="1259169">
                <text:p>1259169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I30:Sheet3.I30</svg:desc>
                </draw:g>
              </table:table-cell>
              <table:table-cell office:value-type="float" office:value="231706">
                <text:p>231706</text:p>
                <draw:g>
                  <svg:desc>Sheet3.J30:Sheet3.N30</svg:desc>
                </draw:g>
              </table:table-cell>
              <table:table-cell office:value-type="float" office:value="211542">
                <text:p>211542</text:p>
              </table:table-cell>
              <table:table-cell office:value-type="float" office:value="776859">
                <text:p>776859</text:p>
              </table:table-cell>
              <table:table-cell office:value-type="float" office:value="1117723">
                <text:p>1117723</text:p>
              </table:table-cell>
              <table:table-cell office:value-type="float" office:value="1735533">
                <text:p>17355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.282cm" svg:height="1.284cm" xlink:href=".." xlink:type="simple" chart:class="chart:bar" chart:style-name="ch1">
        <chart:legend chart:legend-position="end" svg:x="1.409cm" svg:y="-0.55cm" style:legend-expansion="high" chart:style-name="ch2"/>
        <chart:plot-area chart:style-name="ch3" table:cell-range-address="Sheet3.I36:Sheet3.N38" chart:data-source-has-labels="both" svg:x="1.056cm" svg:y="0.235cm" svg:width="0.263cm" svg:height="0.043cm">
          <chartooo:coordinate-region svg:x="1.143cm" svg:y="0.249cm" svg:width="0.087cm" svg:height="0.014cm"/>
          <chart:axis chart:dimension="x" chart:name="primary-x" chart:style-name="ch4" chartooo:axis-type="auto">
            <chartooo:date-scale/>
            <chart:title svg:x="0cm" svg:y="0.303cm" chart:style-name="ch5">
              <text:p>Tamaño de la imágen</text:p>
            </chart:title>
            <chart:categories table:cell-range-address="Sheet3.J36:Sheet3.N36"/>
          </chart:axis>
          <chart:axis chart:dimension="y" chart:name="primary-y" chart:style-name="ch6">
            <chart:title svg:x="0.451cm" svg:y="5.274cm" chart:style-name="ch7">
              <text:p>Promedio de ciclo de clocks usados</text:p>
            </chart:title>
            <chart:grid chart:style-name="ch8" chart:class="major"/>
          </chart:axis>
          <chart:series chart:style-name="ch9" chart:values-cell-range-address="Sheet3.J37:Sheet3.N37" chart:label-cell-address="Sheet3.I37:Sheet3.I37" chart:class="chart:bar">
            <chart:data-point chart:repeated="5"/>
          </chart:series>
          <chart:series chart:style-name="ch10" chart:values-cell-range-address="Sheet3.J38:Sheet3.N38" chart:label-cell-address="Sheet3.I38:Sheet3.I3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3.J36:Sheet3.N36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3x513</text:p>
              </table:table-cell>
              <table:table-cell office:value-type="string">
                <text:p>711x768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Sin carga extra</text:p>
                <draw:g>
                  <svg:desc>Sheet3.I37:Sheet3.I37</svg:desc>
                </draw:g>
              </table:table-cell>
              <table:table-cell office:value-type="float" office:value="1186442">
                <text:p>1186442</text:p>
                <draw:g>
                  <svg:desc>Sheet3.J37:Sheet3.N37</svg:desc>
                </draw:g>
              </table:table-cell>
              <table:table-cell office:value-type="float" office:value="1887907">
                <text:p>1887907</text:p>
              </table:table-cell>
              <table:table-cell office:value-type="float" office:value="7255042">
                <text:p>7255042</text:p>
              </table:table-cell>
              <table:table-cell office:value-type="float" office:value="14566845">
                <text:p>14566845</text:p>
              </table:table-cell>
              <table:table-cell office:value-type="float" office:value="20693776">
                <text:p>20693776</text:p>
              </table:table-cell>
            </table:table-row>
            <table:table-row>
              <table:table-cell office:value-type="string">
                <text:p>Con procesador en uso</text:p>
                <draw:g>
                  <svg:desc>Sheet3.I38:Sheet3.I38</svg:desc>
                </draw:g>
              </table:table-cell>
              <table:table-cell office:value-type="float" office:value="1538934">
                <text:p>1538934</text:p>
                <draw:g>
                  <svg:desc>Sheet3.J38:Sheet3.N38</svg:desc>
                </draw:g>
              </table:table-cell>
              <table:table-cell office:value-type="float" office:value="2797927">
                <text:p>2797927</text:p>
              </table:table-cell>
              <table:table-cell office:value-type="float" office:value="8325766">
                <text:p>8325766</text:p>
              </table:table-cell>
              <table:table-cell office:value-type="float" office:value="17009374">
                <text:p>17009374</text:p>
              </table:table-cell>
              <table:table-cell office:value-type="float" office:value="24173052">
                <text:p>241730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